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8183365" calcext:value-type="float">
            <text:p>0.0818336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636649" calcext:value-type="float">
            <text:p>0.163664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4533565" calcext:value-type="float">
            <text:p>0.2453356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265681" calcext:value-type="float">
            <text:p>0.326568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068598625" calcext:value-type="float">
            <text:p>0.406859862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849135375" calcext:value-type="float">
            <text:p>0.484913537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516155625" calcext:value-type="float">
            <text:p>0.551615562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46901975" calcext:value-type="float">
            <text:p>0.64690197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732948875" calcext:value-type="float">
            <text:p>0.73294887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8164827" calcext:value-type="float">
            <text:p>0.816482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89863075" calcext:value-type="float">
            <text:p>0.8986307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9799638875" calcext:value-type="float">
            <text:p>0.979963887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0609375" calcext:value-type="float">
            <text:p>1.060937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.1419362875" calcext:value-type="float">
            <text:p>1.141936287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223251775" calcext:value-type="float">
            <text:p>1.22325177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30506445" calcext:value-type="float">
            <text:p>1.3050644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3874466" calcext:value-type="float">
            <text:p>1.387446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4703830125" calcext:value-type="float">
            <text:p>1.470383012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.5538006" calcext:value-type="float">
            <text:p>1.553800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6375982125" calcext:value-type="float">
            <text:p>1.637598212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72167165" calcext:value-type="float">
            <text:p>1.7216716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805933625" calcext:value-type="float">
            <text:p>1.80593362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.890330175" calcext:value-type="float">
            <text:p>1.89033017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9748506125" calcext:value-type="float">
            <text:p>1.97485061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.05952385" calcext:value-type="float">
            <text:p>2.0595238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.1443969625" calcext:value-type="float">
            <text:p>2.144396962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.2295028" calcext:value-type="float">
            <text:p>2.229502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.3148335" calcext:value-type="float">
            <text:p>2.314833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.4003352125" calcext:value-type="float">
            <text:p>2.400335212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4859259375" calcext:value-type="float">
            <text:p>2.485925937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.5715240125" calcext:value-type="float">
            <text:p>2.571524012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6570699875" calcext:value-type="float">
            <text:p>2.657069987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.7425312375" calcext:value-type="float">
            <text:p>2.742531237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.8278902625" calcext:value-type="float">
            <text:p>2.827890262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.9131257125" calcext:value-type="float">
            <text:p>2.913125712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998197925" calcext:value-type="float">
            <text:p>2.99819792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.08304765" calcext:value-type="float">
            <text:p>3.0830476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.1676102125" calcext:value-type="float">
            <text:p>3.167610212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.2518377875" calcext:value-type="float">
            <text:p>3.251837787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.3357159375" calcext:value-type="float">
            <text:p>3.335715937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.4192620125" calcext:value-type="float">
            <text:p>3.419262012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.502503925" calcext:value-type="float">
            <text:p>3.502503925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.58545185" calcext:value-type="float">
            <text:p>3.5854518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.6680812875" calcext:value-type="float">
            <text:p>3.668081287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.750339425" calcext:value-type="float">
            <text:p>3.75033942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.8321720625" calcext:value-type="float">
            <text:p>3.832172062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.913555825" calcext:value-type="float">
            <text:p>3.91355582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.994518175" calcext:value-type="float">
            <text:p>3.99451817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.0751362" calcext:value-type="float">
            <text:p>4.075136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.155517775" calcext:value-type="float">
            <text:p>4.15551777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.2357801625" calcext:value-type="float">
            <text:p>4.235780162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.316055825" calcext:value-type="float">
            <text:p>4.316055825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.396660025" calcext:value-type="float">
            <text:p>4.39666002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.495046275" calcext:value-type="float">
            <text:p>4.49504627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.5733583875" calcext:value-type="float">
            <text:p>4.573358387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.6520500875" calcext:value-type="float">
            <text:p>4.652050087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.7307806875" calcext:value-type="float">
            <text:p>4.7307806875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.8095051125" calcext:value-type="float">
            <text:p>4.8095051125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.88825795" calcext:value-type="float">
            <text:p>4.8882579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.9671562625" calcext:value-type="float">
            <text:p>4.9671562625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5.04643555" calcext:value-type="float">
            <text:p>5.04643555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.126442025" calcext:value-type="float">
            <text:p>5.12644202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5.20753725" calcext:value-type="float">
            <text:p>5.2075372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.289946675" calcext:value-type="float">
            <text:p>5.28994667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.37364555" calcext:value-type="float">
            <text:p>5.3736455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.4583587875" calcext:value-type="float">
            <text:p>5.458358787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5.5436728" calcext:value-type="float">
            <text:p>5.5436728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.629190375" calcext:value-type="float">
            <text:p>5.629190375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.7146481375" calcext:value-type="float">
            <text:p>5.714648137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.7999523625" calcext:value-type="float">
            <text:p>5.7999523625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5.885139125" calcext:value-type="float">
            <text:p>5.88513912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.9702990125" calcext:value-type="float">
            <text:p>5.970299012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6.055511175" calcext:value-type="float">
            <text:p>6.05551117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6.1408120625" calcext:value-type="float">
            <text:p>6.140812062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.2261989375" calcext:value-type="float">
            <text:p>6.226198937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6.3116502875" calcext:value-type="float">
            <text:p>6.311650287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.39714205" calcext:value-type="float">
            <text:p>6.39714205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6.4826480375" calcext:value-type="float">
            <text:p>6.4826480375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.5681280625" calcext:value-type="float">
            <text:p>6.568128062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546692" calcext:value-type="float">
            <text:p>6.546692</text:p>
          </table:table-cell>
          <table:table-cell office:value-type="float" office:value="6.6535177875" calcext:value-type="float">
            <text:p>6.6535177875</text:p>
          </table:table-cell>
          <table:table-cell table:formula="of:=POWER([.C81]-6.75;2)" office:value-type="float" office:value="0.00930881732889511" calcext:value-type="float">
            <text:p>0.0093088173</text:p>
          </table:table-cell>
          <table:table-cell table:formula="of:=SQRT(SUM([.D81:.D180])/100)" office:value-type="float" office:value="0.107637430410813" calcext:value-type="float">
            <text:p>0.10763743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5465" calcext:value-type="float">
            <text:p>6.5465</text:p>
          </table:table-cell>
          <table:table-cell office:value-type="float" office:value="6.6568992125" calcext:value-type="float">
            <text:p>6.6568992125</text:p>
          </table:table-cell>
          <table:table-cell table:formula="of:=POWER([.C82]-6.75;2)" office:value-type="float" office:value="0.00866775663312017" calcext:value-type="float">
            <text:p>0.008667756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53366" calcext:value-type="float">
            <text:p>6.53366</text:p>
          </table:table-cell>
          <table:table-cell office:value-type="float" office:value="6.6600241625" calcext:value-type="float">
            <text:p>6.6600241625</text:p>
          </table:table-cell>
          <table:table-cell table:formula="of:=POWER([.C83]-6.75;2)" office:value-type="float" office:value="0.00809565133382639" calcext:value-type="float">
            <text:p>0.0080956513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498596" calcext:value-type="float">
            <text:p>6.498596</text:p>
          </table:table-cell>
          <table:table-cell office:value-type="float" office:value="6.6629920375" calcext:value-type="float">
            <text:p>6.6629920375</text:p>
          </table:table-cell>
          <table:table-cell table:formula="of:=POWER([.C84]-6.75;2)" office:value-type="float" office:value="0.00757038553840133" calcext:value-type="float">
            <text:p>0.007570385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423341" calcext:value-type="float">
            <text:p>6.423341</text:p>
          </table:table-cell>
          <table:table-cell office:value-type="float" office:value="6.666061575" calcext:value-type="float">
            <text:p>6.666061575</text:p>
          </table:table-cell>
          <table:table-cell table:formula="of:=POWER([.C85]-6.75;2)" office:value-type="float" office:value="0.00704565919148054" calcext:value-type="float">
            <text:p>0.007045659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244294" calcext:value-type="float">
            <text:p>6.244294</text:p>
          </table:table-cell>
          <table:table-cell office:value-type="float" office:value="6.6697473375" calcext:value-type="float">
            <text:p>6.6697473375</text:p>
          </table:table-cell>
          <table:table-cell table:formula="of:=POWER([.C86]-6.75;2)" office:value-type="float" office:value="0.00644048983833883" calcext:value-type="float">
            <text:p>0.006440489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.336162" calcext:value-type="float">
            <text:p>5.336162</text:p>
          </table:table-cell>
          <table:table-cell office:value-type="float" office:value="6.67536295" calcext:value-type="float">
            <text:p>6.67536295</text:p>
          </table:table-cell>
          <table:table-cell table:formula="of:=POWER([.C87]-6.75;2)" office:value-type="float" office:value="0.00557068923270246" calcext:value-type="float">
            <text:p>0.005570689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.622913" calcext:value-type="float">
            <text:p>7.622913</text:p>
          </table:table-cell>
          <table:table-cell office:value-type="float" office:value="6.6920165125" calcext:value-type="float">
            <text:p>6.6920165125</text:p>
          </table:table-cell>
          <table:table-cell table:formula="of:=POWER([.C88]-6.75;2)" office:value-type="float" office:value="0.00336208482266261" calcext:value-type="float">
            <text:p>0.003362084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883752" calcext:value-type="float">
            <text:p>6.883752</text:p>
          </table:table-cell>
          <table:table-cell office:value-type="float" office:value="6.679744475" calcext:value-type="float">
            <text:p>6.679744475</text:p>
          </table:table-cell>
          <table:table-cell table:formula="of:=POWER([.C89]-6.75;2)" office:value-type="float" office:value="0.00493583879302567" calcext:value-type="float">
            <text:p>0.004935838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682706" calcext:value-type="float">
            <text:p>6.682706</text:p>
          </table:table-cell>
          <table:table-cell office:value-type="float" office:value="6.6763534625" calcext:value-type="float">
            <text:p>6.6763534625</text:p>
          </table:table-cell>
          <table:table-cell table:formula="of:=POWER([.C90]-6.75;2)" office:value-type="float" office:value="0.00542381248573893" calcext:value-type="float">
            <text:p>0.005423812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571844" calcext:value-type="float">
            <text:p>6.571844</text:p>
          </table:table-cell>
          <table:table-cell office:value-type="float" office:value="6.6751531625" calcext:value-type="float">
            <text:p>6.6751531625</text:p>
          </table:table-cell>
          <table:table-cell table:formula="of:=POWER([.C91]-6.75;2)" office:value-type="float" office:value="0.0056020490837514" calcext:value-type="float">
            <text:p>0.005602049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506651" calcext:value-type="float">
            <text:p>6.506651</text:p>
          </table:table-cell>
          <table:table-cell office:value-type="float" office:value="6.6751195" calcext:value-type="float">
            <text:p>6.6751195</text:p>
          </table:table-cell>
          <table:table-cell table:formula="of:=POWER([.C92]-6.75;2)" office:value-type="float" office:value="0.00560708928024999" calcext:value-type="float">
            <text:p>0.005607089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477889" calcext:value-type="float">
            <text:p>6.477889</text:p>
          </table:table-cell>
          <table:table-cell office:value-type="float" office:value="6.675808875" calcext:value-type="float">
            <text:p>6.675808875</text:p>
          </table:table-cell>
          <table:table-cell table:formula="of:=POWER([.C93]-6.75;2)" office:value-type="float" office:value="0.00550432302876556" calcext:value-type="float">
            <text:p>0.00550432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479903" calcext:value-type="float">
            <text:p>6.479903</text:p>
          </table:table-cell>
          <table:table-cell office:value-type="float" office:value="6.6768319625" calcext:value-type="float">
            <text:p>6.6768319625</text:p>
          </table:table-cell>
          <table:table-cell table:formula="of:=POWER([.C94]-6.75;2)" office:value-type="float" office:value="0.00535356171160146" calcext:value-type="float">
            <text:p>0.005353561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505239" calcext:value-type="float">
            <text:p>6.505239</text:p>
          </table:table-cell>
          <table:table-cell office:value-type="float" office:value="6.677735725" calcext:value-type="float">
            <text:p>6.677735725</text:p>
          </table:table-cell>
          <table:table-cell table:formula="of:=POWER([.C95]-6.75;2)" office:value-type="float" office:value="0.00522212544127566" calcext:value-type="float">
            <text:p>0.005222125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545014" calcext:value-type="float">
            <text:p>6.545014</text:p>
          </table:table-cell>
          <table:table-cell office:value-type="float" office:value="6.6780172625" calcext:value-type="float">
            <text:p>6.6780172625</text:p>
          </table:table-cell>
          <table:table-cell table:formula="of:=POWER([.C96]-6.75;2)" office:value-type="float" office:value="0.0051815144979939" calcext:value-type="float">
            <text:p>0.005181514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590572" calcext:value-type="float">
            <text:p>6.590572</text:p>
          </table:table-cell>
          <table:table-cell office:value-type="float" office:value="6.6772046875" calcext:value-type="float">
            <text:p>6.6772046875</text:p>
          </table:table-cell>
          <table:table-cell table:formula="of:=POWER([.C97]-6.75;2)" office:value-type="float" office:value="0.00529915752197269" calcext:value-type="float">
            <text:p>0.005299157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634913" calcext:value-type="float">
            <text:p>6.634913</text:p>
          </table:table-cell>
          <table:table-cell office:value-type="float" office:value="6.67494105" calcext:value-type="float">
            <text:p>6.67494105</text:p>
          </table:table-cell>
          <table:table-cell table:formula="of:=POWER([.C98]-6.75;2)" office:value-type="float" office:value="0.00563384597510248" calcext:value-type="float">
            <text:p>0.00563384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673407" calcext:value-type="float">
            <text:p>6.673407</text:p>
          </table:table-cell>
          <table:table-cell office:value-type="float" office:value="6.67098795" calcext:value-type="float">
            <text:p>6.67098795</text:p>
          </table:table-cell>
          <table:table-cell table:formula="of:=POWER([.C99]-6.75;2)" office:value-type="float" office:value="0.00624290404520253" calcext:value-type="float">
            <text:p>0.00624290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703809" calcext:value-type="float">
            <text:p>6.703809</text:p>
          </table:table-cell>
          <table:table-cell office:value-type="float" office:value="6.6649718625" calcext:value-type="float">
            <text:p>6.6649718625</text:p>
          </table:table-cell>
          <table:table-cell table:formula="of:=POWER([.C100]-6.75;2)" office:value-type="float" office:value="0.00722978416671893" calcext:value-type="float">
            <text:p>0.007229784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725875" calcext:value-type="float">
            <text:p>6.725875</text:p>
          </table:table-cell>
          <table:table-cell office:value-type="float" office:value="6.65386465" calcext:value-type="float">
            <text:p>6.65386465</text:p>
          </table:table-cell>
          <table:table-cell table:formula="of:=POWER([.C101]-6.75;2)" office:value-type="float" office:value="0.00924200551962249" calcext:value-type="float">
            <text:p>0.009242005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740958" calcext:value-type="float">
            <text:p>6.740958</text:p>
          </table:table-cell>
          <table:table-cell office:value-type="float" office:value="6.6574634375" calcext:value-type="float">
            <text:p>6.6574634375</text:p>
          </table:table-cell>
          <table:table-cell table:formula="of:=POWER([.C102]-6.75;2)" office:value-type="float" office:value="0.00856301539931646" calcext:value-type="float">
            <text:p>0.008563015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751724" calcext:value-type="float">
            <text:p>6.751724</text:p>
          </table:table-cell>
          <table:table-cell office:value-type="float" office:value="6.65500295" calcext:value-type="float">
            <text:p>6.65500295</text:p>
          </table:table-cell>
          <table:table-cell table:formula="of:=POWER([.C103]-6.75;2)" office:value-type="float" office:value="0.00902443950870248" calcext:value-type="float">
            <text:p>0.009024439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761635" calcext:value-type="float">
            <text:p>6.761635</text:p>
          </table:table-cell>
          <table:table-cell office:value-type="float" office:value="6.6516417" calcext:value-type="float">
            <text:p>6.6516417</text:p>
          </table:table-cell>
          <table:table-cell table:formula="of:=POWER([.C104]-6.75;2)" office:value-type="float" office:value="0.00967435517889002" calcext:value-type="float">
            <text:p>0.009674355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773859" calcext:value-type="float">
            <text:p>6.773859</text:p>
          </table:table-cell>
          <table:table-cell office:value-type="float" office:value="6.6481622625" calcext:value-type="float">
            <text:p>6.6481622625</text:p>
          </table:table-cell>
          <table:table-cell table:formula="of:=POWER([.C105]-6.75;2)" office:value-type="float" office:value="0.010370924779119" calcext:value-type="float">
            <text:p>0.0103709248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789849" calcext:value-type="float">
            <text:p>6.789849</text:p>
          </table:table-cell>
          <table:table-cell office:value-type="float" office:value="6.644796" calcext:value-type="float">
            <text:p>6.644796</text:p>
          </table:table-cell>
          <table:table-cell table:formula="of:=POWER([.C106]-6.75;2)" office:value-type="float" office:value="0.0110678816160001" calcext:value-type="float">
            <text:p>0.011067881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808467" calcext:value-type="float">
            <text:p>6.808467</text:p>
          </table:table-cell>
          <table:table-cell office:value-type="float" office:value="6.6415609625" calcext:value-type="float">
            <text:p>6.6415609625</text:p>
          </table:table-cell>
          <table:table-cell table:formula="of:=POWER([.C107]-6.75;2)" office:value-type="float" office:value="0.0117590248539264" calcext:value-type="float">
            <text:p>0.0117590249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826456" calcext:value-type="float">
            <text:p>6.826456</text:p>
          </table:table-cell>
          <table:table-cell office:value-type="float" office:value="6.6383984625" calcext:value-type="float">
            <text:p>6.6383984625</text:p>
          </table:table-cell>
          <table:table-cell table:formula="of:=POWER([.C108]-6.75;2)" office:value-type="float" office:value="0.012454903172364" calcext:value-type="float">
            <text:p>0.012454903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840137" calcext:value-type="float">
            <text:p>6.840137</text:p>
          </table:table-cell>
          <table:table-cell office:value-type="float" office:value="6.6352671875" calcext:value-type="float">
            <text:p>6.6352671875</text:p>
          </table:table-cell>
          <table:table-cell table:formula="of:=POWER([.C109]-6.75;2)" office:value-type="float" office:value="0.0131636182641601" calcext:value-type="float">
            <text:p>0.013163618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847258" calcext:value-type="float">
            <text:p>6.847258</text:p>
          </table:table-cell>
          <table:table-cell office:value-type="float" office:value="6.6321890625" calcext:value-type="float">
            <text:p>6.6321890625</text:p>
          </table:table-cell>
          <table:table-cell table:formula="of:=POWER([.C110]-6.75;2)" office:value-type="float" office:value="0.0138794169946289" calcext:value-type="float">
            <text:p>0.01387941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847846" calcext:value-type="float">
            <text:p>6.847846</text:p>
          </table:table-cell>
          <table:table-cell office:value-type="float" office:value="6.6292416125" calcext:value-type="float">
            <text:p>6.6292416125</text:p>
          </table:table-cell>
          <table:table-cell table:formula="of:=POWER([.C111]-6.75;2)" office:value-type="float" office:value="0.0145825881516003" calcext:value-type="float">
            <text:p>0.0145825882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843678" calcext:value-type="float">
            <text:p>6.843678</text:p>
          </table:table-cell>
          <table:table-cell office:value-type="float" office:value="6.6265191" calcext:value-type="float">
            <text:p>6.6265191</text:p>
          </table:table-cell>
          <table:table-cell table:formula="of:=POWER([.C112]-6.75;2)" office:value-type="float" office:value="0.0152475326648099" calcext:value-type="float">
            <text:p>0.0152475327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8369" calcext:value-type="float">
            <text:p>6.8369</text:p>
          </table:table-cell>
          <table:table-cell office:value-type="float" office:value="6.6240972375" calcext:value-type="float">
            <text:p>6.6240972375</text:p>
          </table:table-cell>
          <table:table-cell table:formula="of:=POWER([.C113]-6.75;2)" office:value-type="float" office:value="0.0158515056051314" calcext:value-type="float">
            <text:p>0.0158515056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828722" calcext:value-type="float">
            <text:p>6.828722</text:p>
          </table:table-cell>
          <table:table-cell office:value-type="float" office:value="6.6220236375" calcext:value-type="float">
            <text:p>6.6220236375</text:p>
          </table:table-cell>
          <table:table-cell table:formula="of:=POWER([.C114]-6.75;2)" office:value-type="float" office:value="0.0163779493587314" calcext:value-type="float">
            <text:p>0.016377949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818836" calcext:value-type="float">
            <text:p>6.818836</text:p>
          </table:table-cell>
          <table:table-cell office:value-type="float" office:value="6.620331175" calcext:value-type="float">
            <text:p>6.620331175</text:p>
          </table:table-cell>
          <table:table-cell table:formula="of:=POWER([.C115]-6.75;2)" office:value-type="float" office:value="0.0168140041768805" calcext:value-type="float">
            <text:p>0.016814004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805777" calcext:value-type="float">
            <text:p>6.805777</text:p>
          </table:table-cell>
          <table:table-cell office:value-type="float" office:value="6.619057" calcext:value-type="float">
            <text:p>6.619057</text:p>
          </table:table-cell>
          <table:table-cell table:formula="of:=POWER([.C116]-6.75;2)" office:value-type="float" office:value="0.0171460692490001" calcext:value-type="float">
            <text:p>0.017146069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787978" calcext:value-type="float">
            <text:p>6.787978</text:p>
          </table:table-cell>
          <table:table-cell office:value-type="float" office:value="6.618251025" calcext:value-type="float">
            <text:p>6.618251025</text:p>
          </table:table-cell>
          <table:table-cell table:formula="of:=POWER([.C117]-6.75;2)" office:value-type="float" office:value="0.0173577924135506" calcext:value-type="float">
            <text:p>0.0173577924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765005" calcext:value-type="float">
            <text:p>6.765005</text:p>
          </table:table-cell>
          <table:table-cell office:value-type="float" office:value="6.61796865" calcext:value-type="float">
            <text:p>6.61796865</text:p>
          </table:table-cell>
          <table:table-cell table:formula="of:=POWER([.C118]-6.75;2)" office:value-type="float" office:value="0.0174322773828225" calcext:value-type="float">
            <text:p>0.0174322774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738206" calcext:value-type="float">
            <text:p>6.738206</text:p>
          </table:table-cell>
          <table:table-cell office:value-type="float" office:value="6.618252025" calcext:value-type="float">
            <text:p>6.618252025</text:p>
          </table:table-cell>
          <table:table-cell table:formula="of:=POWER([.C119]-6.75;2)" office:value-type="float" office:value="0.0173575289166005" calcext:value-type="float">
            <text:p>0.017357528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710252" calcext:value-type="float">
            <text:p>6.710252</text:p>
          </table:table-cell>
          <table:table-cell office:value-type="float" office:value="6.61911025" calcext:value-type="float">
            <text:p>6.61911025</text:p>
          </table:table-cell>
          <table:table-cell table:formula="of:=POWER([.C120]-6.75;2)" office:value-type="float" office:value="0.0171321266550624" calcext:value-type="float">
            <text:p>0.017132126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683686" calcext:value-type="float">
            <text:p>6.683686</text:p>
          </table:table-cell>
          <table:table-cell office:value-type="float" office:value="6.6205109375" calcext:value-type="float">
            <text:p>6.6205109375</text:p>
          </table:table-cell>
          <table:table-cell table:formula="of:=POWER([.C121]-6.75;2)" office:value-type="float" office:value="0.016767417307129" calcext:value-type="float">
            <text:p>0.0167674173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659353" calcext:value-type="float">
            <text:p>6.659353</text:p>
          </table:table-cell>
          <table:table-cell office:value-type="float" office:value="6.6223909375" calcext:value-type="float">
            <text:p>6.6223909375</text:p>
          </table:table-cell>
          <table:table-cell table:formula="of:=POWER([.C122]-6.75;2)" office:value-type="float" office:value="0.0162840728321288" calcext:value-type="float">
            <text:p>0.016284072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635834" calcext:value-type="float">
            <text:p>6.635834</text:p>
          </table:table-cell>
          <table:table-cell office:value-type="float" office:value="6.6246828" calcext:value-type="float">
            <text:p>6.6246828</text:p>
          </table:table-cell>
          <table:table-cell table:formula="of:=POWER([.C123]-6.75;2)" office:value-type="float" office:value="0.0157044006158399" calcext:value-type="float">
            <text:p>0.015704400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610355" calcext:value-type="float">
            <text:p>6.610355</text:p>
          </table:table-cell>
          <table:table-cell office:value-type="float" office:value="6.6273411" calcext:value-type="float">
            <text:p>6.6273411</text:p>
          </table:table-cell>
          <table:table-cell table:formula="of:=POWER([.C124]-6.75;2)" office:value-type="float" office:value="0.0150452057492101" calcext:value-type="float">
            <text:p>0.0150452057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580651" calcext:value-type="float">
            <text:p>6.580651</text:p>
          </table:table-cell>
          <table:table-cell office:value-type="float" office:value="6.6303506375" calcext:value-type="float">
            <text:p>6.6303506375</text:p>
          </table:table-cell>
          <table:table-cell table:formula="of:=POWER([.C125]-6.75;2)" office:value-type="float" office:value="0.0143159699466563" calcext:value-type="float">
            <text:p>0.0143159699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546611" calcext:value-type="float">
            <text:p>6.546611</text:p>
          </table:table-cell>
          <table:table-cell office:value-type="float" office:value="6.6337104125" calcext:value-type="float">
            <text:p>6.6337104125</text:p>
          </table:table-cell>
          <table:table-cell table:formula="of:=POWER([.C126]-6.75;2)" office:value-type="float" office:value="0.0135232681609201" calcext:value-type="float">
            <text:p>0.0135232682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510701" calcext:value-type="float">
            <text:p>6.510701</text:p>
          </table:table-cell>
          <table:table-cell office:value-type="float" office:value="6.6374044125" calcext:value-type="float">
            <text:p>6.6374044125</text:p>
          </table:table-cell>
          <table:table-cell table:formula="of:=POWER([.C127]-6.75;2)" office:value-type="float" office:value="0.0126777663244701" calcext:value-type="float">
            <text:p>0.012677766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476988" calcext:value-type="float">
            <text:p>6.476988</text:p>
          </table:table-cell>
          <table:table-cell office:value-type="float" office:value="6.641379075" calcext:value-type="float">
            <text:p>6.641379075</text:p>
          </table:table-cell>
          <table:table-cell table:formula="of:=POWER([.C128]-6.75;2)" office:value-type="float" office:value="0.0117985053478557" calcext:value-type="float">
            <text:p>0.011798505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449442" calcext:value-type="float">
            <text:p>6.449442</text:p>
          </table:table-cell>
          <table:table-cell office:value-type="float" office:value="6.645541525" calcext:value-type="float">
            <text:p>6.645541525</text:p>
          </table:table-cell>
          <table:table-cell table:formula="of:=POWER([.C129]-6.75;2)" office:value-type="float" office:value="0.0109115729993255" calcext:value-type="float">
            <text:p>0.01091157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430526" calcext:value-type="float">
            <text:p>6.430526</text:p>
          </table:table-cell>
          <table:table-cell office:value-type="float" office:value="6.64977795" calcext:value-type="float">
            <text:p>6.64977795</text:p>
          </table:table-cell>
          <table:table-cell table:formula="of:=POWER([.C130]-6.75;2)" office:value-type="float" office:value="0.0100444593062025" calcext:value-type="float">
            <text:p>0.010044459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420991" calcext:value-type="float">
            <text:p>6.420991</text:p>
          </table:table-cell>
          <table:table-cell office:value-type="float" office:value="6.653978975" calcext:value-type="float">
            <text:p>6.653978975</text:p>
          </table:table-cell>
          <table:table-cell table:formula="of:=POWER([.C131]-6.75;2)" office:value-type="float" office:value="0.00922003724205058" calcext:value-type="float">
            <text:p>0.0092200372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422053" calcext:value-type="float">
            <text:p>6.422053</text:p>
          </table:table-cell>
          <table:table-cell office:value-type="float" office:value="6.65805305" calcext:value-type="float">
            <text:p>6.65805305</text:p>
          </table:table-cell>
          <table:table-cell table:formula="of:=POWER([.C132]-6.75;2)" office:value-type="float" office:value="0.00845424161430243" calcext:value-type="float">
            <text:p>0.008454241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448336" calcext:value-type="float">
            <text:p>6.448336</text:p>
          </table:table-cell>
          <table:table-cell office:value-type="float" office:value="6.661901125" calcext:value-type="float">
            <text:p>6.661901125</text:p>
          </table:table-cell>
          <table:table-cell table:formula="of:=POWER([.C133]-6.75;2)" office:value-type="float" office:value="0.00776141177626563" calcext:value-type="float">
            <text:p>0.007761411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.8709" calcext:value-type="float">
            <text:p>7.8709</text:p>
          </table:table-cell>
          <table:table-cell office:value-type="float" office:value="6.6652257125" calcext:value-type="float">
            <text:p>6.6652257125</text:p>
          </table:table-cell>
          <table:table-cell table:formula="of:=POWER([.C134]-6.75;2)" office:value-type="float" office:value="0.00718667982113268" calcext:value-type="float">
            <text:p>0.007186679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264969" calcext:value-type="float">
            <text:p>6.264969</text:p>
          </table:table-cell>
          <table:table-cell office:value-type="float" office:value="6.6505584" calcext:value-type="float">
            <text:p>6.6505584</text:p>
          </table:table-cell>
          <table:table-cell table:formula="of:=POWER([.C135]-6.75;2)" office:value-type="float" office:value="0.00988863181056009" calcext:value-type="float">
            <text:p>0.0098886318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295336" calcext:value-type="float">
            <text:p>6.295336</text:p>
          </table:table-cell>
          <table:table-cell office:value-type="float" office:value="6.65570595" calcext:value-type="float">
            <text:p>6.65570595</text:p>
          </table:table-cell>
          <table:table-cell table:formula="of:=POWER([.C136]-6.75;2)" office:value-type="float" office:value="0.00889136786540255" calcext:value-type="float">
            <text:p>0.0088913679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298448" calcext:value-type="float">
            <text:p>6.298448</text:p>
          </table:table-cell>
          <table:table-cell office:value-type="float" office:value="6.660148225" calcext:value-type="float">
            <text:p>6.660148225</text:p>
          </table:table-cell>
          <table:table-cell table:formula="of:=POWER([.C137]-6.75;2)" office:value-type="float" office:value="0.00807334147065056" calcext:value-type="float">
            <text:p>0.0080733415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297954" calcext:value-type="float">
            <text:p>6.297954</text:p>
          </table:table-cell>
          <table:table-cell office:value-type="float" office:value="6.6641739875" calcext:value-type="float">
            <text:p>6.6641739875</text:p>
          </table:table-cell>
          <table:table-cell table:formula="of:=POWER([.C138]-6.75;2)" office:value-type="float" office:value="0.00736610442165017" calcext:value-type="float">
            <text:p>0.007366104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300227" calcext:value-type="float">
            <text:p>6.300227</text:p>
          </table:table-cell>
          <table:table-cell office:value-type="float" office:value="6.667820175" calcext:value-type="float">
            <text:p>6.667820175</text:p>
          </table:table-cell>
          <table:table-cell table:formula="of:=POWER([.C139]-6.75;2)" office:value-type="float" office:value="0.0067535236370306" calcext:value-type="float">
            <text:p>0.0067535236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311865" calcext:value-type="float">
            <text:p>6.311865</text:p>
          </table:table-cell>
          <table:table-cell office:value-type="float" office:value="6.6710958" calcext:value-type="float">
            <text:p>6.6710958</text:p>
          </table:table-cell>
          <table:table-cell table:formula="of:=POWER([.C140]-6.75;2)" office:value-type="float" office:value="0.00622587277764003" calcext:value-type="float">
            <text:p>0.0062258728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342343" calcext:value-type="float">
            <text:p>6.342343</text:p>
          </table:table-cell>
          <table:table-cell office:value-type="float" office:value="6.6739553125" calcext:value-type="float">
            <text:p>6.6739553125</text:p>
          </table:table-cell>
          <table:table-cell table:formula="of:=POWER([.C141]-6.75;2)" office:value-type="float" office:value="0.00578279449697259" calcext:value-type="float">
            <text:p>0.005782794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400518" calcext:value-type="float">
            <text:p>6.400518</text:p>
          </table:table-cell>
          <table:table-cell office:value-type="float" office:value="6.6762151375" calcext:value-type="float">
            <text:p>6.6762151375</text:p>
          </table:table-cell>
          <table:table-cell table:formula="of:=POWER([.C142]-6.75;2)" office:value-type="float" office:value="0.00544420593414393" calcext:value-type="float">
            <text:p>0.005444205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487618" calcext:value-type="float">
            <text:p>6.487618</text:p>
          </table:table-cell>
          <table:table-cell office:value-type="float" office:value="6.6775122125" calcext:value-type="float">
            <text:p>6.6775122125</text:p>
          </table:table-cell>
          <table:table-cell table:formula="of:=POWER([.C143]-6.75;2)" office:value-type="float" office:value="0.00525447933664517" calcext:value-type="float">
            <text:p>0.0052544793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592754" calcext:value-type="float">
            <text:p>6.592754</text:p>
          </table:table-cell>
          <table:table-cell office:value-type="float" office:value="6.677365975" calcext:value-type="float">
            <text:p>6.677365975</text:p>
          </table:table-cell>
          <table:table-cell table:formula="of:=POWER([.C144]-6.75;2)" office:value-type="float" office:value="0.00527570158770065" calcext:value-type="float">
            <text:p>0.005275701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69591" calcext:value-type="float">
            <text:p>6.69591</text:p>
          </table:table-cell>
          <table:table-cell office:value-type="float" office:value="6.6753007125" calcext:value-type="float">
            <text:p>6.6753007125</text:p>
          </table:table-cell>
          <table:table-cell table:formula="of:=POWER([.C145]-6.75;2)" office:value-type="float" office:value="0.00557998355300761" calcext:value-type="float">
            <text:p>0.005579983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777059" calcext:value-type="float">
            <text:p>6.777059</text:p>
          </table:table-cell>
          <table:table-cell office:value-type="float" office:value="6.670844625" calcext:value-type="float">
            <text:p>6.670844625</text:p>
          </table:table-cell>
          <table:table-cell table:formula="of:=POWER([.C146]-6.75;2)" office:value-type="float" office:value="0.00626557339139063" calcext:value-type="float">
            <text:p>0.0062655734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825121" calcext:value-type="float">
            <text:p>6.825121</text:p>
          </table:table-cell>
          <table:table-cell office:value-type="float" office:value="6.6627325875" calcext:value-type="float">
            <text:p>6.6627325875</text:p>
          </table:table-cell>
          <table:table-cell table:formula="of:=POWER([.C147]-6.75;2)" office:value-type="float" office:value="0.00761560128444518" calcext:value-type="float">
            <text:p>0.0076156013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841406" calcext:value-type="float">
            <text:p>6.841406</text:p>
          </table:table-cell>
          <table:table-cell office:value-type="float" office:value="6.654019775" calcext:value-type="float">
            <text:p>6.654019775</text:p>
          </table:table-cell>
          <table:table-cell table:formula="of:=POWER([.C148]-6.75;2)" office:value-type="float" office:value="0.00921220359105061" calcext:value-type="float">
            <text:p>0.0092122036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836621" calcext:value-type="float">
            <text:p>6.836621</text:p>
          </table:table-cell>
          <table:table-cell office:value-type="float" office:value="6.6544014875" calcext:value-type="float">
            <text:p>6.6544014875</text:p>
          </table:table-cell>
          <table:table-cell table:formula="of:=POWER([.C149]-6.75;2)" office:value-type="float" office:value="0.00913907559221259" calcext:value-type="float">
            <text:p>0.009139075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824338" calcext:value-type="float">
            <text:p>6.824338</text:p>
          </table:table-cell>
          <table:table-cell office:value-type="float" office:value="6.6513938875" calcext:value-type="float">
            <text:p>6.6513938875</text:p>
          </table:table-cell>
          <table:table-cell table:formula="of:=POWER([.C150]-6.75;2)" office:value-type="float" office:value="0.0097231654223626" calcext:value-type="float">
            <text:p>0.009723165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814941" calcext:value-type="float">
            <text:p>6.814941</text:p>
          </table:table-cell>
          <table:table-cell office:value-type="float" office:value="6.6472010875" calcext:value-type="float">
            <text:p>6.6472010875</text:p>
          </table:table-cell>
          <table:table-cell table:formula="of:=POWER([.C151]-6.75;2)" office:value-type="float" office:value="0.0105676164111826" calcext:value-type="float">
            <text:p>0.010567616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812791" calcext:value-type="float">
            <text:p>6.812791</text:p>
          </table:table-cell>
          <table:table-cell office:value-type="float" office:value="6.6424136625" calcext:value-type="float">
            <text:p>6.6424136625</text:p>
          </table:table-cell>
          <table:table-cell table:formula="of:=POWER([.C152]-6.75;2)" office:value-type="float" office:value="0.0115748200166639" calcext:value-type="float">
            <text:p>0.0115748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816973" calcext:value-type="float">
            <text:p>6.816973</text:p>
          </table:table-cell>
          <table:table-cell office:value-type="float" office:value="6.6373639375" calcext:value-type="float">
            <text:p>6.6373639375</text:p>
          </table:table-cell>
          <table:table-cell table:formula="of:=POWER([.C153]-6.75;2)" office:value-type="float" office:value="0.0126868825755039" calcext:value-type="float">
            <text:p>0.012686882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824071" calcext:value-type="float">
            <text:p>6.824071</text:p>
          </table:table-cell>
          <table:table-cell office:value-type="float" office:value="6.6323539625" calcext:value-type="float">
            <text:p>6.6323539625</text:p>
          </table:table-cell>
          <table:table-cell table:formula="of:=POWER([.C154]-6.75;2)" office:value-type="float" office:value="0.0138405901394514" calcext:value-type="float">
            <text:p>0.013840590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83095" calcext:value-type="float">
            <text:p>6.83095</text:p>
          </table:table-cell>
          <table:table-cell office:value-type="float" office:value="6.6276689625" calcext:value-type="float">
            <text:p>6.6276689625</text:p>
          </table:table-cell>
          <table:table-cell table:formula="of:=POWER([.C155]-6.75;2)" office:value-type="float" office:value="0.0149648827358265" calcext:value-type="float">
            <text:p>0.0149648827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836108" calcext:value-type="float">
            <text:p>6.836108</text:p>
          </table:table-cell>
          <table:table-cell office:value-type="float" office:value="6.6235149" calcext:value-type="float">
            <text:p>6.6235149</text:p>
          </table:table-cell>
          <table:table-cell table:formula="of:=POWER([.C156]-6.75;2)" office:value-type="float" office:value="0.01599848052201" calcext:value-type="float">
            <text:p>0.015998480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839341" calcext:value-type="float">
            <text:p>6.839341</text:p>
          </table:table-cell>
          <table:table-cell office:value-type="float" office:value="6.6199657875" calcext:value-type="float">
            <text:p>6.6199657875</text:p>
          </table:table-cell>
          <table:table-cell table:formula="of:=POWER([.C157]-6.75;2)" office:value-type="float" office:value="0.0169088964204952" calcext:value-type="float">
            <text:p>0.016908896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840479" calcext:value-type="float">
            <text:p>6.840479</text:p>
          </table:table-cell>
          <table:table-cell office:value-type="float" office:value="6.6169713625" calcext:value-type="float">
            <text:p>6.6169713625</text:p>
          </table:table-cell>
          <table:table-cell table:formula="of:=POWER([.C158]-6.75;2)" office:value-type="float" office:value="0.0176966183951064" calcext:value-type="float">
            <text:p>0.0176966184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838402" calcext:value-type="float">
            <text:p>6.838402</text:p>
          </table:table-cell>
          <table:table-cell office:value-type="float" office:value="6.6144230875" calcext:value-type="float">
            <text:p>6.6144230875</text:p>
          </table:table-cell>
          <table:table-cell table:formula="of:=POWER([.C159]-6.75;2)" office:value-type="float" office:value="0.0183810992030325" calcext:value-type="float">
            <text:p>0.0183810992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831178" calcext:value-type="float">
            <text:p>6.831178</text:p>
          </table:table-cell>
          <table:table-cell office:value-type="float" office:value="6.6122365375" calcext:value-type="float">
            <text:p>6.6122365375</text:p>
          </table:table-cell>
          <table:table-cell table:formula="of:=POWER([.C160]-6.75;2)" office:value-type="float" office:value="0.0189787715999888" calcext:value-type="float">
            <text:p>0.018978771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817206" calcext:value-type="float">
            <text:p>6.817206</text:p>
          </table:table-cell>
          <table:table-cell office:value-type="float" office:value="6.6104034875" calcext:value-type="float">
            <text:p>6.6104034875</text:p>
          </table:table-cell>
          <table:table-cell table:formula="of:=POWER([.C161]-6.75;2)" office:value-type="float" office:value="0.0194871863021626" calcext:value-type="float">
            <text:p>0.0194871863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796496" calcext:value-type="float">
            <text:p>6.796496</text:p>
          </table:table-cell>
          <table:table-cell office:value-type="float" office:value="6.608992125" calcext:value-type="float">
            <text:p>6.608992125</text:p>
          </table:table-cell>
          <table:table-cell table:formula="of:=POWER([.C162]-6.75;2)" office:value-type="float" office:value="0.0198832208120155" calcext:value-type="float">
            <text:p>0.019883220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77109" calcext:value-type="float">
            <text:p>6.77109</text:p>
          </table:table-cell>
          <table:table-cell office:value-type="float" office:value="6.608105225" calcext:value-type="float">
            <text:p>6.608105225</text:p>
          </table:table-cell>
          <table:table-cell table:formula="of:=POWER([.C163]-6.75;2)" office:value-type="float" office:value="0.0201341271723006" calcext:value-type="float">
            <text:p>0.020134127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744159" calcext:value-type="float">
            <text:p>6.744159</text:p>
          </table:table-cell>
          <table:table-cell office:value-type="float" office:value="6.6078253125" calcext:value-type="float">
            <text:p>6.6078253125</text:p>
          </table:table-cell>
          <table:table-cell table:formula="of:=POWER([.C164]-6.75;2)" office:value-type="float" office:value="0.0202136417657226" calcext:value-type="float">
            <text:p>0.0202136418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718202" calcext:value-type="float">
            <text:p>6.718202</text:p>
          </table:table-cell>
          <table:table-cell office:value-type="float" office:value="6.608176975" calcext:value-type="float">
            <text:p>6.608176975</text:p>
          </table:table-cell>
          <table:table-cell table:formula="of:=POWER([.C165]-6.75;2)" office:value-type="float" office:value="0.0201137704201506" calcext:value-type="float">
            <text:p>0.020113770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693543" calcext:value-type="float">
            <text:p>6.693543</text:p>
          </table:table-cell>
          <table:table-cell office:value-type="float" office:value="6.6091238125" calcext:value-type="float">
            <text:p>6.6091238125</text:p>
          </table:table-cell>
          <table:table-cell table:formula="of:=POWER([.C166]-6.75;2)" office:value-type="float" office:value="0.0198461002045351" calcext:value-type="float">
            <text:p>0.019846100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668447" calcext:value-type="float">
            <text:p>6.668447</text:p>
          </table:table-cell>
          <table:table-cell office:value-type="float" office:value="6.6105972125" calcext:value-type="float">
            <text:p>6.6105972125</text:p>
          </table:table-cell>
          <table:table-cell table:formula="of:=POWER([.C167]-6.75;2)" office:value-type="float" office:value="0.0194331371627701" calcext:value-type="float">
            <text:p>0.0194331372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64115" calcext:value-type="float">
            <text:p>6.64115</text:p>
          </table:table-cell>
          <table:table-cell office:value-type="float" office:value="6.6125341125" calcext:value-type="float">
            <text:p>6.6125341125</text:p>
          </table:table-cell>
          <table:table-cell table:formula="of:=POWER([.C168]-6.75;2)" office:value-type="float" office:value="0.0188968702261627" calcext:value-type="float">
            <text:p>0.0188968702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612471" calcext:value-type="float">
            <text:p>6.612471</text:p>
          </table:table-cell>
          <table:table-cell office:value-type="float" office:value="6.6148944" calcext:value-type="float">
            <text:p>6.6148944</text:p>
          </table:table-cell>
          <table:table-cell table:formula="of:=POWER([.C169]-6.75;2)" office:value-type="float" office:value="0.01825352315136" calcext:value-type="float">
            <text:p>0.0182535232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586682" calcext:value-type="float">
            <text:p>6.586682</text:p>
          </table:table-cell>
          <table:table-cell office:value-type="float" office:value="6.6176431375" calcext:value-type="float">
            <text:p>6.6176431375</text:p>
          </table:table-cell>
          <table:table-cell table:formula="of:=POWER([.C170]-6.75;2)" office:value-type="float" office:value="0.0175183390508439" calcext:value-type="float">
            <text:p>0.017518339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569151" calcext:value-type="float">
            <text:p>6.569151</text:p>
          </table:table-cell>
          <table:table-cell office:value-type="float" office:value="6.620712725" calcext:value-type="float">
            <text:p>6.620712725</text:p>
          </table:table-cell>
          <table:table-cell table:formula="of:=POWER([.C171]-6.75;2)" office:value-type="float" office:value="0.0167151994769257" calcext:value-type="float">
            <text:p>0.0167151995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561801" calcext:value-type="float">
            <text:p>6.561801</text:p>
          </table:table-cell>
          <table:table-cell office:value-type="float" office:value="6.6239834" calcext:value-type="float">
            <text:p>6.6239834</text:p>
          </table:table-cell>
          <table:table-cell table:formula="of:=POWER([.C172]-6.75;2)" office:value-type="float" office:value="0.01588018347556" calcext:value-type="float">
            <text:p>0.015880183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559736" calcext:value-type="float">
            <text:p>6.559736</text:p>
          </table:table-cell>
          <table:table-cell office:value-type="float" office:value="6.6273133875" calcext:value-type="float">
            <text:p>6.6273133875</text:p>
          </table:table-cell>
          <table:table-cell table:formula="of:=POWER([.C173]-6.75;2)" office:value-type="float" office:value="0.0150520048867251" calcext:value-type="float">
            <text:p>0.015052004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552204" calcext:value-type="float">
            <text:p>6.552204</text:p>
          </table:table-cell>
          <table:table-cell office:value-type="float" office:value="6.630611675" calcext:value-type="float">
            <text:p>6.630611675</text:p>
          </table:table-cell>
          <table:table-cell table:formula="of:=POWER([.C174]-6.75;2)" office:value-type="float" office:value="0.0142535721463056" calcext:value-type="float">
            <text:p>0.014253572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527762" calcext:value-type="float">
            <text:p>6.527762</text:p>
          </table:table-cell>
          <table:table-cell office:value-type="float" office:value="6.6339053375" calcext:value-type="float">
            <text:p>6.6339053375</text:p>
          </table:table-cell>
          <table:table-cell table:formula="of:=POWER([.C175]-6.75;2)" office:value-type="float" office:value="0.0134779706609889" calcext:value-type="float">
            <text:p>0.013477970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480008" calcext:value-type="float">
            <text:p>6.480008</text:p>
          </table:table-cell>
          <table:table-cell office:value-type="float" office:value="6.6373505625" calcext:value-type="float">
            <text:p>6.6373505625</text:p>
          </table:table-cell>
          <table:table-cell table:formula="of:=POWER([.C176]-6.75;2)" office:value-type="float" office:value="0.0126898957690664" calcext:value-type="float">
            <text:p>0.0126898958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409481" calcext:value-type="float">
            <text:p>6.409481</text:p>
          </table:table-cell>
          <table:table-cell office:value-type="float" office:value="6.6411778" calcext:value-type="float">
            <text:p>6.6411778</text:p>
          </table:table-cell>
          <table:table-cell table:formula="of:=POWER([.C177]-6.75;2)" office:value-type="float" office:value="0.0118422712128399" calcext:value-type="float">
            <text:p>0.0118422712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318665" calcext:value-type="float">
            <text:p>6.318665</text:p>
          </table:table-cell>
          <table:table-cell office:value-type="float" office:value="6.64561445" calcext:value-type="float">
            <text:p>6.64561445</text:p>
          </table:table-cell>
          <table:table-cell table:formula="of:=POWER([.C178]-6.75;2)" office:value-type="float" office:value="0.0108963430488025" calcext:value-type="float">
            <text:p>0.010896343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19212" calcext:value-type="float">
            <text:p>6.19212</text:p>
          </table:table-cell>
          <table:table-cell office:value-type="float" office:value="6.650866675" calcext:value-type="float">
            <text:p>6.650866675</text:p>
          </table:table-cell>
          <table:table-cell table:formula="of:=POWER([.C179]-6.75;2)" office:value-type="float" office:value="0.0098274161255557" calcext:value-type="float">
            <text:p>0.009827416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.815232" calcext:value-type="float">
            <text:p>5.815232</text:p>
          </table:table-cell>
          <table:table-cell office:value-type="float" office:value="6.6573443125" calcext:value-type="float">
            <text:p>6.6573443125</text:p>
          </table:table-cell>
          <table:table-cell table:formula="of:=POWER([.C180]-6.75;2)" office:value-type="float" office:value="0.00858507642609761" calcext:value-type="float">
            <text:p>0.008585076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.013778" calcext:value-type="float">
            <text:p>7.013778</text:p>
          </table:table-cell>
          <table:table-cell office:value-type="float" office:value="6.6681493125" calcext:value-type="float">
            <text:p>6.6681493125</text:p>
          </table:table-cell>
          <table:table-cell table:formula="of:=POWER([.C181]-6.75;2)" office:value-type="float" office:value="0.0066995350442227" calcext:value-type="float">
            <text:p>0.006699535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544119" calcext:value-type="float">
            <text:p>6.544119</text:p>
          </table:table-cell>
          <table:table-cell office:value-type="float" office:value="6.66357405" calcext:value-type="float">
            <text:p>6.66357405</text:p>
          </table:table-cell>
          <table:table-cell table:formula="of:=POWER([.C182]-6.75;2)" office:value-type="float" office:value="0.00746944483340246" calcext:value-type="float">
            <text:p>0.007469444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482824" calcext:value-type="float">
            <text:p>6.482824</text:p>
          </table:table-cell>
          <table:table-cell office:value-type="float" office:value="6.66448025" calcext:value-type="float">
            <text:p>6.66448025</text:p>
          </table:table-cell>
          <table:table-cell table:formula="of:=POWER([.C183]-6.75;2)" office:value-type="float" office:value="0.00731362764006243" calcext:value-type="float">
            <text:p>0.0073136276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48328" calcext:value-type="float">
            <text:p>6.48328</text:p>
          </table:table-cell>
          <table:table-cell office:value-type="float" office:value="6.665809625" calcext:value-type="float">
            <text:p>6.665809625</text:p>
          </table:table-cell>
          <table:table-cell table:formula="of:=POWER([.C184]-6.75;2)" office:value-type="float" office:value="0.00708801924264069" calcext:value-type="float">
            <text:p>0.007088019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504558" calcext:value-type="float">
            <text:p>6.504558</text:p>
          </table:table-cell>
          <table:table-cell office:value-type="float" office:value="6.66687485" calcext:value-type="float">
            <text:p>6.66687485</text:p>
          </table:table-cell>
          <table:table-cell table:formula="of:=POWER([.C185]-6.75;2)" office:value-type="float" office:value="0.00690979056252248" calcext:value-type="float">
            <text:p>0.0069097906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531046" calcext:value-type="float">
            <text:p>6.531046</text:p>
          </table:table-cell>
          <table:table-cell office:value-type="float" office:value="6.6675164625" calcext:value-type="float">
            <text:p>6.6675164625</text:p>
          </table:table-cell>
          <table:table-cell table:formula="of:=POWER([.C186]-6.75;2)" office:value-type="float" office:value="0.00680353395851389" calcext:value-type="float">
            <text:p>0.006803534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555467" calcext:value-type="float">
            <text:p>6.555467</text:p>
          </table:table-cell>
          <table:table-cell office:value-type="float" office:value="6.66774505" calcext:value-type="float">
            <text:p>6.66774505</text:p>
          </table:table-cell>
          <table:table-cell table:formula="of:=POWER([.C187]-6.75;2)" office:value-type="float" office:value="0.00676587679950254" calcext:value-type="float">
            <text:p>0.0067658768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575954" calcext:value-type="float">
            <text:p>6.575954</text:p>
          </table:table-cell>
          <table:table-cell office:value-type="float" office:value="6.6675964" calcext:value-type="float">
            <text:p>6.6675964</text:p>
          </table:table-cell>
          <table:table-cell table:formula="of:=POWER([.C188]-6.75;2)" office:value-type="float" office:value="0.00679035329296002" calcext:value-type="float">
            <text:p>0.0067903533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593887" calcext:value-type="float">
            <text:p>6.593887</text:p>
          </table:table-cell>
          <table:table-cell office:value-type="float" office:value="6.66704755" calcext:value-type="float">
            <text:p>6.66704755</text:p>
          </table:table-cell>
          <table:table-cell table:formula="of:=POWER([.C189]-6.75;2)" office:value-type="float" office:value="0.00688110896100244" calcext:value-type="float">
            <text:p>0.006881109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611462" calcext:value-type="float">
            <text:p>6.611462</text:p>
          </table:table-cell>
          <table:table-cell office:value-type="float" office:value="6.66599385" calcext:value-type="float">
            <text:p>6.66599385</text:p>
          </table:table-cell>
          <table:table-cell table:formula="of:=POWER([.C190]-6.75;2)" office:value-type="float" office:value="0.00705703323782257" calcext:value-type="float">
            <text:p>0.007057033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630045" calcext:value-type="float">
            <text:p>6.630045</text:p>
          </table:table-cell>
          <table:table-cell office:value-type="float" office:value="6.6642773875" calcext:value-type="float">
            <text:p>6.6642773875</text:p>
          </table:table-cell>
          <table:table-cell table:formula="of:=POWER([.C191]-6.75;2)" office:value-type="float" office:value="0.0073483662938251" calcext:value-type="float">
            <text:p>0.0073483663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649929" calcext:value-type="float">
            <text:p>6.649929</text:p>
          </table:table-cell>
          <table:table-cell office:value-type="float" office:value="6.6617186" calcext:value-type="float">
            <text:p>6.6617186</text:p>
          </table:table-cell>
          <table:table-cell table:formula="of:=POWER([.C192]-6.75;2)" office:value-type="float" office:value="0.00779360558595993" calcext:value-type="float">
            <text:p>0.007793605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671012" calcext:value-type="float">
            <text:p>6.671012</text:p>
          </table:table-cell>
          <table:table-cell office:value-type="float" office:value="6.658032775" calcext:value-type="float">
            <text:p>6.658032775</text:p>
          </table:table-cell>
          <table:table-cell table:formula="of:=POWER([.C193]-6.75;2)" office:value-type="float" office:value="0.00845797047420068" calcext:value-type="float">
            <text:p>0.0084579705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693325" calcext:value-type="float">
            <text:p>6.693325</text:p>
          </table:table-cell>
          <table:table-cell office:value-type="float" office:value="6.6518105125" calcext:value-type="float">
            <text:p>6.6518105125</text:p>
          </table:table-cell>
          <table:table-cell table:formula="of:=POWER([.C194]-6.75;2)" office:value-type="float" office:value="0.00964117545551266" calcext:value-type="float">
            <text:p>0.009641175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716902" calcext:value-type="float">
            <text:p>6.716902</text:p>
          </table:table-cell>
          <table:table-cell office:value-type="float" office:value="6.659007725" calcext:value-type="float">
            <text:p>6.659007725</text:p>
          </table:table-cell>
          <table:table-cell table:formula="of:=POWER([.C195]-6.75;2)" office:value-type="float" office:value="0.00827959410967556" calcext:value-type="float">
            <text:p>0.008279594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741299" calcext:value-type="float">
            <text:p>6.741299</text:p>
          </table:table-cell>
          <table:table-cell office:value-type="float" office:value="6.65795495" calcext:value-type="float">
            <text:p>6.65795495</text:p>
          </table:table-cell>
          <table:table-cell table:formula="of:=POWER([.C196]-6.75;2)" office:value-type="float" office:value="0.00847229122950255" calcext:value-type="float">
            <text:p>0.0084722912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765388" calcext:value-type="float">
            <text:p>6.765388</text:p>
          </table:table-cell>
          <table:table-cell office:value-type="float" office:value="6.6558660875" calcext:value-type="float">
            <text:p>6.6558660875</text:p>
          </table:table-cell>
          <table:table-cell table:formula="of:=POWER([.C197]-6.75;2)" office:value-type="float" office:value="0.0088611934825577" calcext:value-type="float">
            <text:p>0.0088611935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787675" calcext:value-type="float">
            <text:p>6.787675</text:p>
          </table:table-cell>
          <table:table-cell office:value-type="float" office:value="6.6533340375" calcext:value-type="float">
            <text:p>6.6533340375</text:p>
          </table:table-cell>
          <table:table-cell table:formula="of:=POWER([.C198]-6.75;2)" office:value-type="float" office:value="0.00934430830605131" calcext:value-type="float">
            <text:p>0.0093443083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806864" calcext:value-type="float">
            <text:p>6.806864</text:p>
          </table:table-cell>
          <table:table-cell office:value-type="float" office:value="6.650512575" calcext:value-type="float">
            <text:p>6.650512575</text:p>
          </table:table-cell>
          <table:table-cell table:formula="of:=POWER([.C199]-6.75;2)" office:value-type="float" office:value="0.00989774773313053" calcext:value-type="float">
            <text:p>0.0098977477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822307" calcext:value-type="float">
            <text:p>6.822307</text:p>
          </table:table-cell>
          <table:table-cell office:value-type="float" office:value="6.6474569375" calcext:value-type="float">
            <text:p>6.6474569375</text:p>
          </table:table-cell>
          <table:table-cell table:formula="of:=POWER([.C200]-6.75;2)" office:value-type="float" office:value="0.0105150796668788" calcext:value-type="float">
            <text:p>0.010515079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834086" calcext:value-type="float">
            <text:p>6.834086</text:p>
          </table:table-cell>
          <table:table-cell office:value-type="float" office:value="6.6442158375" calcext:value-type="float">
            <text:p>6.6442158375</text:p>
          </table:table-cell>
          <table:table-cell table:formula="of:=POWER([.C201]-6.75;2)" office:value-type="float" office:value="0.0111902890358264" calcext:value-type="float">
            <text:p>0.011190289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842702" calcext:value-type="float">
            <text:p>6.842702</text:p>
          </table:table-cell>
          <table:table-cell office:value-type="float" office:value="6.640864125" calcext:value-type="float">
            <text:p>6.640864125</text:p>
          </table:table-cell>
          <table:table-cell table:formula="of:=POWER([.C202]-6.75;2)" office:value-type="float" office:value="0.0119106392120156" calcext:value-type="float">
            <text:p>0.0119106392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848498" calcext:value-type="float">
            <text:p>6.848498</text:p>
          </table:table-cell>
          <table:table-cell office:value-type="float" office:value="6.6375060375" calcext:value-type="float">
            <text:p>6.6375060375</text:p>
          </table:table-cell>
          <table:table-cell table:formula="of:=POWER([.C203]-6.75;2)" office:value-type="float" office:value="0.0126548915989515" calcext:value-type="float">
            <text:p>0.012654891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851118" calcext:value-type="float">
            <text:p>6.851118</text:p>
          </table:table-cell>
          <table:table-cell office:value-type="float" office:value="6.6342646625" calcext:value-type="float">
            <text:p>6.6342646625</text:p>
          </table:table-cell>
          <table:table-cell table:formula="of:=POWER([.C204]-6.75;2)" office:value-type="float" office:value="0.013394668346239" calcext:value-type="float">
            <text:p>0.013394668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849433" calcext:value-type="float">
            <text:p>6.849433</text:p>
          </table:table-cell>
          <table:table-cell office:value-type="float" office:value="6.631269225" calcext:value-type="float">
            <text:p>6.631269225</text:p>
          </table:table-cell>
          <table:table-cell table:formula="of:=POWER([.C205]-6.75;2)" office:value-type="float" office:value="0.0140969969321005" calcext:value-type="float">
            <text:p>0.0140969969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842131" calcext:value-type="float">
            <text:p>6.842131</text:p>
          </table:table-cell>
          <table:table-cell office:value-type="float" office:value="6.628644225" calcext:value-type="float">
            <text:p>6.628644225</text:p>
          </table:table-cell>
          <table:table-cell table:formula="of:=POWER([.C206]-6.75;2)" office:value-type="float" office:value="0.0147272241258505" calcext:value-type="float">
            <text:p>0.014727224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828674" calcext:value-type="float">
            <text:p>6.828674</text:p>
          </table:table-cell>
          <table:table-cell office:value-type="float" office:value="6.6264986375" calcext:value-type="float">
            <text:p>6.6264986375</text:p>
          </table:table-cell>
          <table:table-cell table:formula="of:=POWER([.C207]-6.75;2)" office:value-type="float" office:value="0.0152525865393564" calcext:value-type="float">
            <text:p>0.0152525865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809984" calcext:value-type="float">
            <text:p>6.809984</text:p>
          </table:table-cell>
          <table:table-cell office:value-type="float" office:value="6.6249136875" calcext:value-type="float">
            <text:p>6.6249136875</text:p>
          </table:table-cell>
          <table:table-cell table:formula="of:=POWER([.C208]-6.75;2)" office:value-type="float" office:value="0.0156465855748476" calcext:value-type="float">
            <text:p>0.0156465856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788356" calcext:value-type="float">
            <text:p>6.788356</text:p>
          </table:table-cell>
          <table:table-cell office:value-type="float" office:value="6.62393205" calcext:value-type="float">
            <text:p>6.62393205</text:p>
          </table:table-cell>
          <table:table-cell table:formula="of:=POWER([.C209]-6.75;2)" office:value-type="float" office:value="0.0158931280172026" calcext:value-type="float">
            <text:p>0.015893128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766608" calcext:value-type="float">
            <text:p>6.766608</text:p>
          </table:table-cell>
          <table:table-cell office:value-type="float" office:value="6.6235530625" calcext:value-type="float">
            <text:p>6.6235530625</text:p>
          </table:table-cell>
          <table:table-cell table:formula="of:=POWER([.C210]-6.75;2)" office:value-type="float" office:value="0.0159888280031289" calcext:value-type="float">
            <text:p>0.015988828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746917" calcext:value-type="float">
            <text:p>6.746917</text:p>
          </table:table-cell>
          <table:table-cell office:value-type="float" office:value="6.6237358875" calcext:value-type="float">
            <text:p>6.6237358875</text:p>
          </table:table-cell>
          <table:table-cell table:formula="of:=POWER([.C211]-6.75;2)" office:value-type="float" office:value="0.0159426261054127" calcext:value-type="float">
            <text:p>0.015942626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729899" calcext:value-type="float">
            <text:p>6.729899</text:p>
          </table:table-cell>
          <table:table-cell office:value-type="float" office:value="6.6244096375" calcext:value-type="float">
            <text:p>6.6244096375</text:p>
          </table:table-cell>
          <table:table-cell table:formula="of:=POWER([.C212]-6.75;2)" office:value-type="float" office:value="0.0157729391528813" calcext:value-type="float">
            <text:p>0.0157729392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714303" calcext:value-type="float">
            <text:p>6.714303</text:p>
          </table:table-cell>
          <table:table-cell office:value-type="float" office:value="6.6254898" calcext:value-type="float">
            <text:p>6.6254898</text:p>
          </table:table-cell>
          <table:table-cell table:formula="of:=POWER([.C213]-6.75;2)" office:value-type="float" office:value="0.0155027899040399" calcext:value-type="float">
            <text:p>0.0155027899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697515" calcext:value-type="float">
            <text:p>6.697515</text:p>
          </table:table-cell>
          <table:table-cell office:value-type="float" office:value="6.6269003875" calcext:value-type="float">
            <text:p>6.6269003875</text:p>
          </table:table-cell>
          <table:table-cell table:formula="of:=POWER([.C214]-6.75;2)" office:value-type="float" office:value="0.0151535145976501" calcext:value-type="float">
            <text:p>0.0151535146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676773" calcext:value-type="float">
            <text:p>6.676773</text:p>
          </table:table-cell>
          <table:table-cell office:value-type="float" office:value="6.6285972375" calcext:value-type="float">
            <text:p>6.6285972375</text:p>
          </table:table-cell>
          <table:table-cell table:formula="of:=POWER([.C215]-6.75;2)" office:value-type="float" office:value="0.0147386307426314" calcext:value-type="float">
            <text:p>0.0147386307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650718" calcext:value-type="float">
            <text:p>6.650718</text:p>
          </table:table-cell>
          <table:table-cell office:value-type="float" office:value="6.630581175" calcext:value-type="float">
            <text:p>6.630581175</text:p>
          </table:table-cell>
          <table:table-cell table:formula="of:=POWER([.C216]-6.75;2)" office:value-type="float" office:value="0.0142608557643807" calcext:value-type="float">
            <text:p>0.0142608558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620509" calcext:value-type="float">
            <text:p>6.620509</text:p>
          </table:table-cell>
          <table:table-cell office:value-type="float" office:value="6.632888475" calcext:value-type="float">
            <text:p>6.632888475</text:p>
          </table:table-cell>
          <table:table-cell table:formula="of:=POWER([.C217]-6.75;2)" office:value-type="float" office:value="0.0137151092878257" calcext:value-type="float">
            <text:p>0.0137151093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589649" calcext:value-type="float">
            <text:p>6.589649</text:p>
          </table:table-cell>
          <table:table-cell office:value-type="float" office:value="6.635557025" calcext:value-type="float">
            <text:p>6.635557025</text:p>
          </table:table-cell>
          <table:table-cell table:formula="of:=POWER([.C218]-6.75;2)" office:value-type="float" office:value="0.0130971945268507" calcext:value-type="float">
            <text:p>0.013097194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562277" calcext:value-type="float">
            <text:p>6.562277</text:p>
          </table:table-cell>
          <table:table-cell office:value-type="float" office:value="6.638585" calcext:value-type="float">
            <text:p>6.638585</text:p>
          </table:table-cell>
          <table:table-cell table:formula="of:=POWER([.C219]-6.75;2)" office:value-type="float" office:value="0.012413302225" calcext:value-type="float">
            <text:p>0.0124133022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540626" calcext:value-type="float">
            <text:p>6.540626</text:p>
          </table:table-cell>
          <table:table-cell office:value-type="float" office:value="6.6419092375" calcext:value-type="float">
            <text:p>6.6419092375</text:p>
          </table:table-cell>
          <table:table-cell table:formula="of:=POWER([.C220]-6.75;2)" office:value-type="float" office:value="0.0116836129378314" calcext:value-type="float">
            <text:p>0.011683612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523129" calcext:value-type="float">
            <text:p>6.523129</text:p>
          </table:table-cell>
          <table:table-cell office:value-type="float" office:value="6.6454223125" calcext:value-type="float">
            <text:p>6.6454223125</text:p>
          </table:table-cell>
          <table:table-cell table:formula="of:=POWER([.C221]-6.75;2)" office:value-type="float" office:value="0.0109364927228476" calcext:value-type="float">
            <text:p>0.0109364927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504284" calcext:value-type="float">
            <text:p>6.504284</text:p>
          </table:table-cell>
          <table:table-cell office:value-type="float" office:value="6.6490232125" calcext:value-type="float">
            <text:p>6.6490232125</text:p>
          </table:table-cell>
          <table:table-cell table:formula="of:=POWER([.C222]-6.75;2)" office:value-type="float" office:value="0.0101963116138201" calcext:value-type="float">
            <text:p>0.0101963116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475919" calcext:value-type="float">
            <text:p>6.475919</text:p>
          </table:table-cell>
          <table:table-cell office:value-type="float" office:value="6.6526760375" calcext:value-type="float">
            <text:p>6.6526760375</text:p>
          </table:table-cell>
          <table:table-cell table:formula="of:=POWER([.C223]-6.75;2)" office:value-type="float" office:value="0.0094719536767014" calcext:value-type="float">
            <text:p>0.0094719537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427533" calcext:value-type="float">
            <text:p>6.427533</text:p>
          </table:table-cell>
          <table:table-cell office:value-type="float" office:value="6.6564537625" calcext:value-type="float">
            <text:p>6.6564537625</text:p>
          </table:table-cell>
          <table:table-cell table:formula="of:=POWER([.C224]-6.75;2)" office:value-type="float" office:value="0.00875089855040641" calcext:value-type="float">
            <text:p>0.008750898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339423" calcext:value-type="float">
            <text:p>6.339423</text:p>
          </table:table-cell>
          <table:table-cell office:value-type="float" office:value="6.6605744875" calcext:value-type="float">
            <text:p>6.6605744875</text:p>
          </table:table-cell>
          <table:table-cell table:formula="of:=POWER([.C225]-6.75;2)" office:value-type="float" office:value="0.00799692228588767" calcext:value-type="float">
            <text:p>0.007996922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128096" calcext:value-type="float">
            <text:p>6.128096</text:p>
          </table:table-cell>
          <table:table-cell office:value-type="float" office:value="6.665518875" calcext:value-type="float">
            <text:p>6.665518875</text:p>
          </table:table-cell>
          <table:table-cell table:formula="of:=POWER([.C226]-6.75;2)" office:value-type="float" office:value="0.00713706048126561" calcext:value-type="float">
            <text:p>0.007137060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128096" calcext:value-type="float">
            <text:p>6.128096</text:p>
          </table:table-cell>
          <table:table-cell office:value-type="float" office:value="6.6728253625" calcext:value-type="float">
            <text:p>6.6728253625</text:p>
          </table:table-cell>
          <table:table-cell table:formula="of:=POWER([.C227]-6.75;2)" office:value-type="float" office:value="0.00595592467325637" calcext:value-type="float">
            <text:p>0.005955924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871943" calcext:value-type="float">
            <text:p>6.871943</text:p>
          </table:table-cell>
          <table:table-cell office:value-type="float" office:value="6.679859925" calcext:value-type="float">
            <text:p>6.679859925</text:p>
          </table:table-cell>
          <table:table-cell table:formula="of:=POWER([.C228]-6.75;2)" office:value-type="float" office:value="0.00491963012100567" calcext:value-type="float">
            <text:p>0.004919630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596013" calcext:value-type="float">
            <text:p>6.596013</text:p>
          </table:table-cell>
          <table:table-cell office:value-type="float" office:value="6.6773366125" calcext:value-type="float">
            <text:p>6.6773366125</text:p>
          </table:table-cell>
          <table:table-cell table:formula="of:=POWER([.C229]-6.75;2)" office:value-type="float" office:value="0.00527996788297522" calcext:value-type="float">
            <text:p>0.005279967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488914" calcext:value-type="float">
            <text:p>6.488914</text:p>
          </table:table-cell>
          <table:table-cell office:value-type="float" office:value="6.6780169125" calcext:value-type="float">
            <text:p>6.6780169125</text:p>
          </table:table-cell>
          <table:table-cell table:formula="of:=POWER([.C230]-6.75;2)" office:value-type="float" office:value="0.0051815648860326" calcext:value-type="float">
            <text:p>0.005181564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431947" calcext:value-type="float">
            <text:p>6.431947</text:p>
          </table:table-cell>
          <table:table-cell office:value-type="float" office:value="6.6798057625" calcext:value-type="float">
            <text:p>6.6798057625</text:p>
          </table:table-cell>
          <table:table-cell table:formula="of:=POWER([.C231]-6.75;2)" office:value-type="float" office:value="0.0049272309782064" calcext:value-type="float">
            <text:p>0.00492723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408813" calcext:value-type="float">
            <text:p>6.408813</text:p>
          </table:table-cell>
          <table:table-cell office:value-type="float" office:value="6.6820898875" calcext:value-type="float">
            <text:p>6.6820898875</text:p>
          </table:table-cell>
          <table:table-cell table:formula="of:=POWER([.C232]-6.75;2)" office:value-type="float" office:value="0.00461178337976264" calcext:value-type="float">
            <text:p>0.004611783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416175" calcext:value-type="float">
            <text:p>6.416175</text:p>
          </table:table-cell>
          <table:table-cell office:value-type="float" office:value="6.68445085" calcext:value-type="float">
            <text:p>6.68445085</text:p>
          </table:table-cell>
          <table:table-cell table:formula="of:=POWER([.C233]-6.75;2)" office:value-type="float" office:value="0.00429669106572248" calcext:value-type="float">
            <text:p>0.004296691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449271" calcext:value-type="float">
            <text:p>6.449271</text:p>
          </table:table-cell>
          <table:table-cell office:value-type="float" office:value="6.6864939" calcext:value-type="float">
            <text:p>6.6864939</text:p>
          </table:table-cell>
          <table:table-cell table:formula="of:=POWER([.C234]-6.75;2)" office:value-type="float" office:value="0.00403302473720996" calcext:value-type="float">
            <text:p>0.004033024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498625" calcext:value-type="float">
            <text:p>6.498625</text:p>
          </table:table-cell>
          <table:table-cell office:value-type="float" office:value="6.687859075" calcext:value-type="float">
            <text:p>6.687859075</text:p>
          </table:table-cell>
          <table:table-cell table:formula="of:=POWER([.C235]-6.75;2)" office:value-type="float" office:value="0.00386149455985557" calcext:value-type="float">
            <text:p>0.003861494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552179" calcext:value-type="float">
            <text:p>6.552179</text:p>
          </table:table-cell>
          <table:table-cell office:value-type="float" office:value="6.6882783875" calcext:value-type="float">
            <text:p>6.6882783875</text:p>
          </table:table-cell>
          <table:table-cell table:formula="of:=POWER([.C236]-6.75;2)" office:value-type="float" office:value="0.0038095574496001" calcext:value-type="float">
            <text:p>0.003809557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599787" calcext:value-type="float">
            <text:p>6.599787</text:p>
          </table:table-cell>
          <table:table-cell office:value-type="float" office:value="6.687606575" calcext:value-type="float">
            <text:p>6.687606575</text:p>
          </table:table-cell>
          <table:table-cell table:formula="of:=POWER([.C237]-6.75;2)" office:value-type="float" office:value="0.0038929394832306" calcext:value-type="float">
            <text:p>0.003892939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636617" calcext:value-type="float">
            <text:p>6.636617</text:p>
          </table:table-cell>
          <table:table-cell office:value-type="float" office:value="6.68577855" calcext:value-type="float">
            <text:p>6.68577855</text:p>
          </table:table-cell>
          <table:table-cell table:formula="of:=POWER([.C238]-6.75;2)" office:value-type="float" office:value="0.00412439464010247" calcext:value-type="float">
            <text:p>0.004124394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663478" calcext:value-type="float">
            <text:p>6.663478</text:p>
          </table:table-cell>
          <table:table-cell office:value-type="float" office:value="6.6826544" calcext:value-type="float">
            <text:p>6.6826544</text:p>
          </table:table-cell>
          <table:table-cell table:formula="of:=POWER([.C239]-6.75;2)" office:value-type="float" office:value="0.00453542983936005" calcext:value-type="float">
            <text:p>0.004535429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684534" calcext:value-type="float">
            <text:p>6.684534</text:p>
          </table:table-cell>
          <table:table-cell office:value-type="float" office:value="6.6774873" calcext:value-type="float">
            <text:p>6.6774873</text:p>
          </table:table-cell>
          <table:table-cell table:formula="of:=POWER([.C240]-6.75;2)" office:value-type="float" office:value="0.00525809166128998" calcext:value-type="float">
            <text:p>0.005258091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704297" calcext:value-type="float">
            <text:p>6.704297</text:p>
          </table:table-cell>
          <table:table-cell office:value-type="float" office:value="6.659454575" calcext:value-type="float">
            <text:p>6.659454575</text:p>
          </table:table-cell>
          <table:table-cell table:formula="of:=POWER([.C241]-6.75;2)" office:value-type="float" office:value="0.00819847398843066" calcext:value-type="float">
            <text:p>0.00819847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725544" calcext:value-type="float">
            <text:p>6.725544</text:p>
          </table:table-cell>
          <table:table-cell office:value-type="float" office:value="6.661556875" calcext:value-type="float">
            <text:p>6.661556875</text:p>
          </table:table-cell>
          <table:table-cell table:formula="of:=POWER([.C242]-6.75;2)" office:value-type="float" office:value="0.00782218635976554" calcext:value-type="float">
            <text:p>0.007822186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748697" calcext:value-type="float">
            <text:p>6.748697</text:p>
          </table:table-cell>
          <table:table-cell office:value-type="float" office:value="6.6599890625" calcext:value-type="float">
            <text:p>6.6599890625</text:p>
          </table:table-cell>
          <table:table-cell table:formula="of:=POWER([.C243]-6.75;2)" office:value-type="float" office:value="0.00810196886962887" calcext:value-type="float">
            <text:p>0.008101968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772292" calcext:value-type="float">
            <text:p>6.772292</text:p>
          </table:table-cell>
          <table:table-cell office:value-type="float" office:value="6.6570275" calcext:value-type="float">
            <text:p>6.6570275</text:p>
          </table:table-cell>
          <table:table-cell table:formula="of:=POWER([.C244]-6.75;2)" office:value-type="float" office:value="0.00864388575625002" calcext:value-type="float">
            <text:p>0.008643885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793949" calcext:value-type="float">
            <text:p>6.793949</text:p>
          </table:table-cell>
          <table:table-cell office:value-type="float" office:value="6.6532396375" calcext:value-type="float">
            <text:p>6.6532396375</text:p>
          </table:table-cell>
          <table:table-cell table:formula="of:=POWER([.C245]-6.75;2)" office:value-type="float" office:value="0.00936256775113132" calcext:value-type="float">
            <text:p>0.009362567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811415" calcext:value-type="float">
            <text:p>6.811415</text:p>
          </table:table-cell>
          <table:table-cell office:value-type="float" office:value="6.6489977625" calcext:value-type="float">
            <text:p>6.6489977625</text:p>
          </table:table-cell>
          <table:table-cell table:formula="of:=POWER([.C246]-6.75;2)" office:value-type="float" office:value="0.0102014519800063" calcext:value-type="float">
            <text:p>0.01020145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823399" calcext:value-type="float">
            <text:p>6.823399</text:p>
          </table:table-cell>
          <table:table-cell office:value-type="float" office:value="6.6446328" calcext:value-type="float">
            <text:p>6.6446328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829973" calcext:value-type="float">
            <text:p>6.829973</text:p>
          </table:table-cell>
          <table:table-cell office:value-type="float" office:value="6.640421725" calcext:value-type="float">
            <text:p>6.640421725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83237" calcext:value-type="float">
            <text:p>6.83237</text:p>
          </table:table-cell>
          <table:table-cell office:value-type="float" office:value="6.636551" calcext:value-type="float">
            <text:p>6.636551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832249" calcext:value-type="float">
            <text:p>6.832249</text:p>
          </table:table-cell>
          <table:table-cell office:value-type="float" office:value="6.6331031375" calcext:value-type="float">
            <text:p>6.6331031375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830805" calcext:value-type="float">
            <text:p>6.830805</text:p>
          </table:table-cell>
          <table:table-cell office:value-type="float" office:value="6.63007875" calcext:value-type="float">
            <text:p>6.63007875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8282" calcext:value-type="float">
            <text:p>6.8282</text:p>
          </table:table-cell>
          <table:table-cell office:value-type="float" office:value="6.62744175" calcext:value-type="float">
            <text:p>6.62744175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823599" calcext:value-type="float">
            <text:p>6.823599</text:p>
          </table:table-cell>
          <table:table-cell office:value-type="float" office:value="6.6251649" calcext:value-type="float">
            <text:p>6.6251649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815697" calcext:value-type="float">
            <text:p>6.815697</text:p>
          </table:table-cell>
          <table:table-cell office:value-type="float" office:value="6.6232571375" calcext:value-type="float">
            <text:p>6.623257137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80338" calcext:value-type="float">
            <text:p>6.80338</text:p>
          </table:table-cell>
          <table:table-cell office:value-type="float" office:value="6.621766775" calcext:value-type="float">
            <text:p>6.621766775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786187" calcext:value-type="float">
            <text:p>6.786187</text:p>
          </table:table-cell>
          <table:table-cell office:value-type="float" office:value="6.6207651125" calcext:value-type="float">
            <text:p>6.620765112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764413" calcext:value-type="float">
            <text:p>6.764413</text:p>
          </table:table-cell>
          <table:table-cell office:value-type="float" office:value="6.6203196875" calcext:value-type="float">
            <text:p>6.6203196875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738843" calcext:value-type="float">
            <text:p>6.738843</text:p>
          </table:table-cell>
          <table:table-cell office:value-type="float" office:value="6.620467775" calcext:value-type="float">
            <text:p>6.620467775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710331" calcext:value-type="float">
            <text:p>6.710331</text:p>
          </table:table-cell>
          <table:table-cell office:value-type="float" office:value="6.621202075" calcext:value-type="float">
            <text:p>6.621202075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679632" calcext:value-type="float">
            <text:p>6.679632</text:p>
          </table:table-cell>
          <table:table-cell office:value-type="float" office:value="6.62247675" calcext:value-type="float">
            <text:p>6.62247675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647757" calcext:value-type="float">
            <text:p>6.647757</text:p>
          </table:table-cell>
          <table:table-cell office:value-type="float" office:value="6.6242305875" calcext:value-type="float">
            <text:p>6.6242305875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616615" calcext:value-type="float">
            <text:p>6.616615</text:p>
          </table:table-cell>
          <table:table-cell office:value-type="float" office:value="6.6264112375" calcext:value-type="float">
            <text:p>6.6264112375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589174" calcext:value-type="float">
            <text:p>6.589174</text:p>
          </table:table-cell>
          <table:table-cell office:value-type="float" office:value="6.6289818375" calcext:value-type="float">
            <text:p>6.6289818375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568498" calcext:value-type="float">
            <text:p>6.568498</text:p>
          </table:table-cell>
          <table:table-cell office:value-type="float" office:value="6.6319048375" calcext:value-type="float">
            <text:p>6.6319048375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555887" calcext:value-type="float">
            <text:p>6.555887</text:p>
          </table:table-cell>
          <table:table-cell office:value-type="float" office:value="6.6351181125" calcext:value-type="float">
            <text:p>6.635118112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549333" calcext:value-type="float">
            <text:p>6.549333</text:p>
          </table:table-cell>
          <table:table-cell office:value-type="float" office:value="6.638527975" calcext:value-type="float">
            <text:p>6.63852797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543575" calcext:value-type="float">
            <text:p>6.543575</text:p>
          </table:table-cell>
          <table:table-cell office:value-type="float" office:value="6.642031575" calcext:value-type="float">
            <text:p>6.642031575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532046" calcext:value-type="float">
            <text:p>6.532046</text:p>
          </table:table-cell>
          <table:table-cell office:value-type="float" office:value="6.64555635" calcext:value-type="float">
            <text:p>6.64555635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509591" calcext:value-type="float">
            <text:p>6.509591</text:p>
          </table:table-cell>
          <table:table-cell office:value-type="float" office:value="6.6490880875" calcext:value-type="float">
            <text:p>6.6490880875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474145" calcext:value-type="float">
            <text:p>6.474145</text:p>
          </table:table-cell>
          <table:table-cell office:value-type="float" office:value="6.6526683125" calcext:value-type="float">
            <text:p>6.6526683125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425342" calcext:value-type="float">
            <text:p>6.425342</text:p>
          </table:table-cell>
          <table:table-cell office:value-type="float" office:value="6.6563692" calcext:value-type="float">
            <text:p>6.6563692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355063" calcext:value-type="float">
            <text:p>6.355063</text:p>
          </table:table-cell>
          <table:table-cell office:value-type="float" office:value="6.6602861875" calcext:value-type="float">
            <text:p>6.6602861875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173231" calcext:value-type="float">
            <text:p>6.173231</text:p>
          </table:table-cell>
          <table:table-cell office:value-type="float" office:value="6.6646502625" calcext:value-type="float">
            <text:p>6.6646502625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.269102" calcext:value-type="float">
            <text:p>7.269102</text:p>
          </table:table-cell>
          <table:table-cell office:value-type="float" office:value="6.6708639625" calcext:value-type="float">
            <text:p>6.6708639625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63268" calcext:value-type="float">
            <text:p>6.63268</text:p>
          </table:table-cell>
          <table:table-cell office:value-type="float" office:value="6.6630097875" calcext:value-type="float">
            <text:p>6.663009787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57419" calcext:value-type="float">
            <text:p>6.57419</text:p>
          </table:table-cell>
          <table:table-cell office:value-type="float" office:value="6.6628276875" calcext:value-type="float">
            <text:p>6.6628276875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562824" calcext:value-type="float">
            <text:p>6.562824</text:p>
          </table:table-cell>
          <table:table-cell office:value-type="float" office:value="6.663191" calcext:value-type="float">
            <text:p>6.663191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561958" calcext:value-type="float">
            <text:p>6.561958</text:p>
          </table:table-cell>
          <table:table-cell office:value-type="float" office:value="6.66359475" calcext:value-type="float">
            <text:p>6.66359475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562413" calcext:value-type="float">
            <text:p>6.562413</text:p>
          </table:table-cell>
          <table:table-cell office:value-type="float" office:value="6.66395115" calcext:value-type="float">
            <text:p>6.66395115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563019" calcext:value-type="float">
            <text:p>6.563019</text:p>
          </table:table-cell>
          <table:table-cell office:value-type="float" office:value="6.6642203625" calcext:value-type="float">
            <text:p>6.6642203625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565949" calcext:value-type="float">
            <text:p>6.565949</text:p>
          </table:table-cell>
          <table:table-cell office:value-type="float" office:value="6.6642995125" calcext:value-type="float">
            <text:p>6.6642995125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574055" calcext:value-type="float">
            <text:p>6.574055</text:p>
          </table:table-cell>
          <table:table-cell office:value-type="float" office:value="6.664001525" calcext:value-type="float">
            <text:p>6.664001525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589188" calcext:value-type="float">
            <text:p>6.589188</text:p>
          </table:table-cell>
          <table:table-cell office:value-type="float" office:value="6.6630972" calcext:value-type="float">
            <text:p>6.6630972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611483" calcext:value-type="float">
            <text:p>6.611483</text:p>
          </table:table-cell>
          <table:table-cell office:value-type="float" office:value="6.6613757875" calcext:value-type="float">
            <text:p>6.6613757875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639433" calcext:value-type="float">
            <text:p>6.639433</text:p>
          </table:table-cell>
          <table:table-cell office:value-type="float" office:value="6.65865295" calcext:value-type="float">
            <text:p>6.6586529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670484" calcext:value-type="float">
            <text:p>6.670484</text:p>
          </table:table-cell>
          <table:table-cell office:value-type="float" office:value="6.6546040125" calcext:value-type="float">
            <text:p>6.6546040125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701878" calcext:value-type="float">
            <text:p>6.701878</text:p>
          </table:table-cell>
          <table:table-cell office:value-type="float" office:value="6.64763105" calcext:value-type="float">
            <text:p>6.64763105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731453" calcext:value-type="float">
            <text:p>6.731453</text:p>
          </table:table-cell>
          <table:table-cell office:value-type="float" office:value="6.6795608875" calcext:value-type="float">
            <text:p>6.6795608875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758037" calcext:value-type="float">
            <text:p>6.758037</text:p>
          </table:table-cell>
          <table:table-cell office:value-type="float" office:value="6.6800303625" calcext:value-type="float">
            <text:p>6.6800303625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781234" calcext:value-type="float">
            <text:p>6.781234</text:p>
          </table:table-cell>
          <table:table-cell office:value-type="float" office:value="6.6784361875" calcext:value-type="float">
            <text:p>6.678436187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800817" calcext:value-type="float">
            <text:p>6.800817</text:p>
          </table:table-cell>
          <table:table-cell office:value-type="float" office:value="6.6758712375" calcext:value-type="float">
            <text:p>6.675871237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816312" calcext:value-type="float">
            <text:p>6.816312</text:p>
          </table:table-cell>
          <table:table-cell office:value-type="float" office:value="6.6726794125" calcext:value-type="float">
            <text:p>6.6726794125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82715" calcext:value-type="float">
            <text:p>6.82715</text:p>
          </table:table-cell>
          <table:table-cell office:value-type="float" office:value="6.6690938" calcext:value-type="float">
            <text:p>6.6690938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833263" calcext:value-type="float">
            <text:p>6.833263</text:p>
          </table:table-cell>
          <table:table-cell office:value-type="float" office:value="6.6653401" calcext:value-type="float">
            <text:p>6.6653401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835488" calcext:value-type="float">
            <text:p>6.835488</text:p>
          </table:table-cell>
          <table:table-cell office:value-type="float" office:value="6.661638725" calcext:value-type="float">
            <text:p>6.661638725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835302" calcext:value-type="float">
            <text:p>6.835302</text:p>
          </table:table-cell>
          <table:table-cell office:value-type="float" office:value="6.6581797375" calcext:value-type="float">
            <text:p>6.6581797375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833993" calcext:value-type="float">
            <text:p>6.833993</text:p>
          </table:table-cell>
          <table:table-cell office:value-type="float" office:value="6.6551001125" calcext:value-type="float">
            <text:p>6.6551001125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831887" calcext:value-type="float">
            <text:p>6.831887</text:p>
          </table:table-cell>
          <table:table-cell office:value-type="float" office:value="6.6524758625" calcext:value-type="float">
            <text:p>6.6524758625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828216" calcext:value-type="float">
            <text:p>6.828216</text:p>
          </table:table-cell>
          <table:table-cell office:value-type="float" office:value="6.650328875" calcext:value-type="float">
            <text:p>6.650328875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821672" calcext:value-type="float">
            <text:p>6.821672</text:p>
          </table:table-cell>
          <table:table-cell office:value-type="float" office:value="6.6486422375" calcext:value-type="float">
            <text:p>6.648642237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811201" calcext:value-type="float">
            <text:p>6.811201</text:p>
          </table:table-cell>
          <table:table-cell office:value-type="float" office:value="6.6473792125" calcext:value-type="float">
            <text:p>6.6473792125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79651" calcext:value-type="float">
            <text:p>6.79651</text:p>
          </table:table-cell>
          <table:table-cell office:value-type="float" office:value="6.6465033375" calcext:value-type="float">
            <text:p>6.6465033375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778137" calcext:value-type="float">
            <text:p>6.778137</text:p>
          </table:table-cell>
          <table:table-cell office:value-type="float" office:value="6.645995825" calcext:value-type="float">
            <text:p>6.645995825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757191" calcext:value-type="float">
            <text:p>6.757191</text:p>
          </table:table-cell>
          <table:table-cell office:value-type="float" office:value="6.645862975" calcext:value-type="float">
            <text:p>6.645862975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734974" calcext:value-type="float">
            <text:p>6.734974</text:p>
          </table:table-cell>
          <table:table-cell office:value-type="float" office:value="6.6461291" calcext:value-type="float">
            <text:p>6.6461291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712615" calcext:value-type="float">
            <text:p>6.712615</text:p>
          </table:table-cell>
          <table:table-cell office:value-type="float" office:value="6.646819" calcext:value-type="float">
            <text:p>6.646819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690861" calcext:value-type="float">
            <text:p>6.690861</text:p>
          </table:table-cell>
          <table:table-cell office:value-type="float" office:value="6.6479418125" calcext:value-type="float">
            <text:p>6.647941812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670078" calcext:value-type="float">
            <text:p>6.670078</text:p>
          </table:table-cell>
          <table:table-cell office:value-type="float" office:value="6.6494861875" calcext:value-type="float">
            <text:p>6.649486187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650437" calcext:value-type="float">
            <text:p>6.650437</text:p>
          </table:table-cell>
          <table:table-cell office:value-type="float" office:value="6.6514269125" calcext:value-type="float">
            <text:p>6.6514269125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632022" calcext:value-type="float">
            <text:p>6.632022</text:p>
          </table:table-cell>
          <table:table-cell office:value-type="float" office:value="6.6537328" calcext:value-type="float">
            <text:p>6.6537328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614677" calcext:value-type="float">
            <text:p>6.614677</text:p>
          </table:table-cell>
          <table:table-cell office:value-type="float" office:value="6.65636675" calcext:value-type="float">
            <text:p>6.6563667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59769" calcext:value-type="float">
            <text:p>6.59769</text:p>
          </table:table-cell>
          <table:table-cell office:value-type="float" office:value="6.659279" calcext:value-type="float">
            <text:p>6.659279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579619" calcext:value-type="float">
            <text:p>6.579619</text:p>
          </table:table-cell>
          <table:table-cell office:value-type="float" office:value="6.66240495" calcext:value-type="float">
            <text:p>6.66240495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558485" calcext:value-type="float">
            <text:p>6.558485</text:p>
          </table:table-cell>
          <table:table-cell office:value-type="float" office:value="6.6656786625" calcext:value-type="float">
            <text:p>6.6656786625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53217" calcext:value-type="float">
            <text:p>6.53217</text:p>
          </table:table-cell>
          <table:table-cell office:value-type="float" office:value="6.6690595125" calcext:value-type="float">
            <text:p>6.6690595125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498434" calcext:value-type="float">
            <text:p>6.498434</text:p>
          </table:table-cell>
          <table:table-cell office:value-type="float" office:value="6.6725566375" calcext:value-type="float">
            <text:p>6.672556637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453545" calcext:value-type="float">
            <text:p>6.453545</text:p>
          </table:table-cell>
          <table:table-cell office:value-type="float" office:value="6.6762379" calcext:value-type="float">
            <text:p>6.6762379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386685" calcext:value-type="float">
            <text:p>6.386685</text:p>
          </table:table-cell>
          <table:table-cell office:value-type="float" office:value="6.68023445" calcext:value-type="float">
            <text:p>6.6802344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25011" calcext:value-type="float">
            <text:p>6.25011</text:p>
          </table:table-cell>
          <table:table-cell office:value-type="float" office:value="6.6848059625" calcext:value-type="float">
            <text:p>6.6848059625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.241916" calcext:value-type="float">
            <text:p>5.241916</text:p>
          </table:table-cell>
          <table:table-cell office:value-type="float" office:value="6.6907897" calcext:value-type="float">
            <text:p>6.6907897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872481" calcext:value-type="float">
            <text:p>6.872481</text:p>
          </table:table-cell>
          <table:table-cell office:value-type="float" office:value="6.709036675" calcext:value-type="float">
            <text:p>6.709036675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600119" calcext:value-type="float">
            <text:p>6.600119</text:p>
          </table:table-cell>
          <table:table-cell office:value-type="float" office:value="6.7065312625" calcext:value-type="float">
            <text:p>6.7065312625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511772" calcext:value-type="float">
            <text:p>6.511772</text:p>
          </table:table-cell>
          <table:table-cell office:value-type="float" office:value="6.707059475" calcext:value-type="float">
            <text:p>6.70705947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469263" calcext:value-type="float">
            <text:p>6.469263</text:p>
          </table:table-cell>
          <table:table-cell office:value-type="float" office:value="6.7083472" calcext:value-type="float">
            <text:p>6.7083472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454599" calcext:value-type="float">
            <text:p>6.454599</text:p>
          </table:table-cell>
          <table:table-cell office:value-type="float" office:value="6.7098501875" calcext:value-type="float">
            <text:p>6.709850187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462218" calcext:value-type="float">
            <text:p>6.462218</text:p>
          </table:table-cell>
          <table:table-cell office:value-type="float" office:value="6.711226525" calcext:value-type="float">
            <text:p>6.71122652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486513" calcext:value-type="float">
            <text:p>6.486513</text:p>
          </table:table-cell>
          <table:table-cell office:value-type="float" office:value="6.712177425" calcext:value-type="float">
            <text:p>6.712177425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520315" calcext:value-type="float">
            <text:p>6.520315</text:p>
          </table:table-cell>
          <table:table-cell office:value-type="float" office:value="6.71247265" calcext:value-type="float">
            <text:p>6.71247265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556541" calcext:value-type="float">
            <text:p>6.556541</text:p>
          </table:table-cell>
          <table:table-cell office:value-type="float" office:value="6.7120083375" calcext:value-type="float">
            <text:p>6.7120083375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590298" calcext:value-type="float">
            <text:p>6.590298</text:p>
          </table:table-cell>
          <table:table-cell office:value-type="float" office:value="6.710830075" calcext:value-type="float">
            <text:p>6.710830075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619845" calcext:value-type="float">
            <text:p>6.619845</text:p>
          </table:table-cell>
          <table:table-cell office:value-type="float" office:value="6.7090976" calcext:value-type="float">
            <text:p>6.7090976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646052" calcext:value-type="float">
            <text:p>6.646052</text:p>
          </table:table-cell>
          <table:table-cell office:value-type="float" office:value="6.707013175" calcext:value-type="float">
            <text:p>6.707013175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670978" calcext:value-type="float">
            <text:p>6.670978</text:p>
          </table:table-cell>
          <table:table-cell office:value-type="float" office:value="6.7047779875" calcext:value-type="float">
            <text:p>6.7047779875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696468" calcext:value-type="float">
            <text:p>6.696468</text:p>
          </table:table-cell>
          <table:table-cell office:value-type="float" office:value="6.70297665" calcext:value-type="float">
            <text:p>6.70297665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723247" calcext:value-type="float">
            <text:p>6.723247</text:p>
          </table:table-cell>
          <table:table-cell office:value-type="float" office:value="6.6993136625" calcext:value-type="float">
            <text:p>6.699313662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750553" calcext:value-type="float">
            <text:p>6.750553</text:p>
          </table:table-cell>
          <table:table-cell office:value-type="float" office:value="6.6958169" calcext:value-type="float">
            <text:p>6.6958169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77626" calcext:value-type="float">
            <text:p>6.77626</text:p>
          </table:table-cell>
          <table:table-cell office:value-type="float" office:value="6.6921217625" calcext:value-type="float">
            <text:p>6.6921217625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797587" calcext:value-type="float">
            <text:p>6.797587</text:p>
          </table:table-cell>
          <table:table-cell office:value-type="float" office:value="6.688213425" calcext:value-type="float">
            <text:p>6.688213425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812305" calcext:value-type="float">
            <text:p>6.812305</text:p>
          </table:table-cell>
          <table:table-cell office:value-type="float" office:value="6.68417565" calcext:value-type="float">
            <text:p>6.6841756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819939" calcext:value-type="float">
            <text:p>6.819939</text:p>
          </table:table-cell>
          <table:table-cell office:value-type="float" office:value="6.6801445" calcext:value-type="float">
            <text:p>6.680144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822209" calcext:value-type="float">
            <text:p>6.822209</text:p>
          </table:table-cell>
          <table:table-cell office:value-type="float" office:value="6.6762693875" calcext:value-type="float">
            <text:p>6.676269387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822263" calcext:value-type="float">
            <text:p>6.822263</text:p>
          </table:table-cell>
          <table:table-cell office:value-type="float" office:value="6.6726775125" calcext:value-type="float">
            <text:p>6.6726775125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823014" calcext:value-type="float">
            <text:p>6.823014</text:p>
          </table:table-cell>
          <table:table-cell office:value-type="float" office:value="6.6694488625" calcext:value-type="float">
            <text:p>6.6694488625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82556" calcext:value-type="float">
            <text:p>6.82556</text:p>
          </table:table-cell>
          <table:table-cell office:value-type="float" office:value="6.66660925" calcext:value-type="float">
            <text:p>6.6666092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828676" calcext:value-type="float">
            <text:p>6.828676</text:p>
          </table:table-cell>
          <table:table-cell office:value-type="float" office:value="6.6641442375" calcext:value-type="float">
            <text:p>6.6641442375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829621" calcext:value-type="float">
            <text:p>6.829621</text:p>
          </table:table-cell>
          <table:table-cell office:value-type="float" office:value="6.6620270875" calcext:value-type="float">
            <text:p>6.662027087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825557" calcext:value-type="float">
            <text:p>6.825557</text:p>
          </table:table-cell>
          <table:table-cell office:value-type="float" office:value="6.6602454875" calcext:value-type="float">
            <text:p>6.6602454875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814585" calcext:value-type="float">
            <text:p>6.814585</text:p>
          </table:table-cell>
          <table:table-cell office:value-type="float" office:value="6.6588144125" calcext:value-type="float">
            <text:p>6.6588144125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796009" calcext:value-type="float">
            <text:p>6.796009</text:p>
          </table:table-cell>
          <table:table-cell office:value-type="float" office:value="6.6577737875" calcext:value-type="float">
            <text:p>6.657773787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770216" calcext:value-type="float">
            <text:p>6.770216</text:p>
          </table:table-cell>
          <table:table-cell office:value-type="float" office:value="6.6571786125" calcext:value-type="float">
            <text:p>6.657178612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738701" calcext:value-type="float">
            <text:p>6.738701</text:p>
          </table:table-cell>
          <table:table-cell office:value-type="float" office:value="6.657088" calcext:value-type="float">
            <text:p>6.657088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704189" calcext:value-type="float">
            <text:p>6.704189</text:p>
          </table:table-cell>
          <table:table-cell office:value-type="float" office:value="6.65755295" calcext:value-type="float">
            <text:p>6.65755295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670327" calcext:value-type="float">
            <text:p>6.670327</text:p>
          </table:table-cell>
          <table:table-cell office:value-type="float" office:value="6.658601225" calcext:value-type="float">
            <text:p>6.658601225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640768" calcext:value-type="float">
            <text:p>6.640768</text:p>
          </table:table-cell>
          <table:table-cell office:value-type="float" office:value="6.6602226875" calcext:value-type="float">
            <text:p>6.6602226875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618112" calcext:value-type="float">
            <text:p>6.618112</text:p>
          </table:table-cell>
          <table:table-cell office:value-type="float" office:value="6.662361725" calcext:value-type="float">
            <text:p>6.66236172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603255" calcext:value-type="float">
            <text:p>6.603255</text:p>
          </table:table-cell>
          <table:table-cell office:value-type="float" office:value="6.6649204375" calcext:value-type="float">
            <text:p>6.664920437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595124" calcext:value-type="float">
            <text:p>6.595124</text:p>
          </table:table-cell>
          <table:table-cell office:value-type="float" office:value="6.6677718625" calcext:value-type="float">
            <text:p>6.667771862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59047" calcext:value-type="float">
            <text:p>6.59047</text:p>
          </table:table-cell>
          <table:table-cell office:value-type="float" office:value="6.6707828" calcext:value-type="float">
            <text:p>6.6707828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58395" calcext:value-type="float">
            <text:p>6.58395</text:p>
          </table:table-cell>
          <table:table-cell office:value-type="float" office:value="6.6738471" calcext:value-type="float">
            <text:p>6.6738471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569351" calcext:value-type="float">
            <text:p>6.569351</text:p>
          </table:table-cell>
          <table:table-cell office:value-type="float" office:value="6.6769227" calcext:value-type="float">
            <text:p>6.6769227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54211" calcext:value-type="float">
            <text:p>6.54211</text:p>
          </table:table-cell>
          <table:table-cell office:value-type="float" office:value="6.6800528" calcext:value-type="float">
            <text:p>6.6800528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501709" calcext:value-type="float">
            <text:p>6.501709</text:p>
          </table:table-cell>
          <table:table-cell office:value-type="float" office:value="6.6833502" calcext:value-type="float">
            <text:p>6.6833502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451475" calcext:value-type="float">
            <text:p>6.451475</text:p>
          </table:table-cell>
          <table:table-cell office:value-type="float" office:value="6.6869457" calcext:value-type="float">
            <text:p>6.6869457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393656" calcext:value-type="float">
            <text:p>6.393656</text:p>
          </table:table-cell>
          <table:table-cell office:value-type="float" office:value="6.69093525" calcext:value-type="float">
            <text:p>6.69093525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315518" calcext:value-type="float">
            <text:p>6.315518</text:p>
          </table:table-cell>
          <table:table-cell office:value-type="float" office:value="6.6953880875" calcext:value-type="float">
            <text:p>6.695388087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112647" calcext:value-type="float">
            <text:p>6.112647</text:p>
          </table:table-cell>
          <table:table-cell office:value-type="float" office:value="6.7005305125" calcext:value-type="float">
            <text:p>6.700530512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.256265" calcext:value-type="float">
            <text:p>9.256265</text:p>
          </table:table-cell>
          <table:table-cell office:value-type="float" office:value="6.7078937" calcext:value-type="float">
            <text:p>6.7078937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769011" calcext:value-type="float">
            <text:p>6.769011</text:p>
          </table:table-cell>
          <table:table-cell office:value-type="float" office:value="6.67563095" calcext:value-type="float">
            <text:p>6.6756309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630503" calcext:value-type="float">
            <text:p>6.630503</text:p>
          </table:table-cell>
          <table:table-cell office:value-type="float" office:value="6.6741528875" calcext:value-type="float">
            <text:p>6.6741528875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576038" calcext:value-type="float">
            <text:p>6.576038</text:p>
          </table:table-cell>
          <table:table-cell office:value-type="float" office:value="6.67420375" calcext:value-type="float">
            <text:p>6.6742037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545471" calcext:value-type="float">
            <text:p>6.545471</text:p>
          </table:table-cell>
          <table:table-cell office:value-type="float" office:value="6.6749451375" calcext:value-type="float">
            <text:p>6.6749451375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529463" calcext:value-type="float">
            <text:p>6.529463</text:p>
          </table:table-cell>
          <table:table-cell office:value-type="float" office:value="6.6763886875" calcext:value-type="float">
            <text:p>6.676388687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526854" calcext:value-type="float">
            <text:p>6.526854</text:p>
          </table:table-cell>
          <table:table-cell office:value-type="float" office:value="6.6786841375" calcext:value-type="float">
            <text:p>6.6786841375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537153" calcext:value-type="float">
            <text:p>6.537153</text:p>
          </table:table-cell>
          <table:table-cell office:value-type="float" office:value="6.6818721875" calcext:value-type="float">
            <text:p>6.681872187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558769" calcext:value-type="float">
            <text:p>6.558769</text:p>
          </table:table-cell>
          <table:table-cell office:value-type="float" office:value="6.6856964125" calcext:value-type="float">
            <text:p>6.685696412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588932" calcext:value-type="float">
            <text:p>6.588932</text:p>
          </table:table-cell>
          <table:table-cell office:value-type="float" office:value="6.6894538875" calcext:value-type="float">
            <text:p>6.689453887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624053" calcext:value-type="float">
            <text:p>6.624053</text:p>
          </table:table-cell>
          <table:table-cell office:value-type="float" office:value="6.69188895" calcext:value-type="float">
            <text:p>6.6918889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660128" calcext:value-type="float">
            <text:p>6.660128</text:p>
          </table:table-cell>
          <table:table-cell office:value-type="float" office:value="6.6910303125" calcext:value-type="float">
            <text:p>6.6910303125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693285" calcext:value-type="float">
            <text:p>6.693285</text:p>
          </table:table-cell>
          <table:table-cell office:value-type="float" office:value="6.6833395875" calcext:value-type="float">
            <text:p>6.6833395875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72063" calcext:value-type="float">
            <text:p>6.72063</text:p>
          </table:table-cell>
          <table:table-cell office:value-type="float" office:value="6.6556736875" calcext:value-type="float">
            <text:p>6.655673687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741131" calcext:value-type="float">
            <text:p>6.741131</text:p>
          </table:table-cell>
          <table:table-cell office:value-type="float" office:value="6.9124433875" calcext:value-type="float">
            <text:p>6.9124433875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755909" calcext:value-type="float">
            <text:p>6.755909</text:p>
          </table:table-cell>
          <table:table-cell office:value-type="float" office:value="6.929751575" calcext:value-type="float">
            <text:p>6.929751575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767509" calcext:value-type="float">
            <text:p>6.767509</text:p>
          </table:table-cell>
          <table:table-cell office:value-type="float" office:value="6.9353256125" calcext:value-type="float">
            <text:p>6.9353256125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778481" calcext:value-type="float">
            <text:p>6.778481</text:p>
          </table:table-cell>
          <table:table-cell office:value-type="float" office:value="6.936122975" calcext:value-type="float">
            <text:p>6.93612297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790166" calcext:value-type="float">
            <text:p>6.790166</text:p>
          </table:table-cell>
          <table:table-cell office:value-type="float" office:value="6.934620325" calcext:value-type="float">
            <text:p>6.934620325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80244" calcext:value-type="float">
            <text:p>6.80244</text:p>
          </table:table-cell>
          <table:table-cell office:value-type="float" office:value="6.9320785" calcext:value-type="float">
            <text:p>6.932078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814411" calcext:value-type="float">
            <text:p>6.814411</text:p>
          </table:table-cell>
          <table:table-cell office:value-type="float" office:value="6.9291644875" calcext:value-type="float">
            <text:p>6.9291644875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825336" calcext:value-type="float">
            <text:p>6.825336</text:p>
          </table:table-cell>
          <table:table-cell office:value-type="float" office:value="6.926210275" calcext:value-type="float">
            <text:p>6.926210275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834908" calcext:value-type="float">
            <text:p>6.834908</text:p>
          </table:table-cell>
          <table:table-cell office:value-type="float" office:value="6.9233662" calcext:value-type="float">
            <text:p>6.9233662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842738" calcext:value-type="float">
            <text:p>6.842738</text:p>
          </table:table-cell>
          <table:table-cell office:value-type="float" office:value="6.9206918" calcext:value-type="float">
            <text:p>6.9206918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847657" calcext:value-type="float">
            <text:p>6.847657</text:p>
          </table:table-cell>
          <table:table-cell office:value-type="float" office:value="6.9182090125" calcext:value-type="float">
            <text:p>6.918209012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847766" calcext:value-type="float">
            <text:p>6.847766</text:p>
          </table:table-cell>
          <table:table-cell office:value-type="float" office:value="6.9159370625" calcext:value-type="float">
            <text:p>6.9159370625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841516" calcext:value-type="float">
            <text:p>6.841516</text:p>
          </table:table-cell>
          <table:table-cell office:value-type="float" office:value="6.9139139375" calcext:value-type="float">
            <text:p>6.9139139375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828953" calcext:value-type="float">
            <text:p>6.828953</text:p>
          </table:table-cell>
          <table:table-cell office:value-type="float" office:value="6.9121996375" calcext:value-type="float">
            <text:p>6.912199637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81194" calcext:value-type="float">
            <text:p>6.81194</text:p>
          </table:table-cell>
          <table:table-cell office:value-type="float" office:value="6.91086235" calcext:value-type="float">
            <text:p>6.91086235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792935" calcext:value-type="float">
            <text:p>6.792935</text:p>
          </table:table-cell>
          <table:table-cell office:value-type="float" office:value="6.909959825" calcext:value-type="float">
            <text:p>6.90995982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773269" calcext:value-type="float">
            <text:p>6.773269</text:p>
          </table:table-cell>
          <table:table-cell office:value-type="float" office:value="6.9095315" calcext:value-type="float">
            <text:p>6.9095315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752406" calcext:value-type="float">
            <text:p>6.752406</text:p>
          </table:table-cell>
          <table:table-cell office:value-type="float" office:value="6.90960465" calcext:value-type="float">
            <text:p>6.9096046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728809" calcext:value-type="float">
            <text:p>6.728809</text:p>
          </table:table-cell>
          <table:table-cell office:value-type="float" office:value="6.91020285" calcext:value-type="float">
            <text:p>6.91020285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701674" calcext:value-type="float">
            <text:p>6.701674</text:p>
          </table:table-cell>
          <table:table-cell office:value-type="float" office:value="6.9113424375" calcext:value-type="float">
            <text:p>6.911342437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672048" calcext:value-type="float">
            <text:p>6.672048</text:p>
          </table:table-cell>
          <table:table-cell office:value-type="float" office:value="6.9130152125" calcext:value-type="float">
            <text:p>6.913015212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642376" calcext:value-type="float">
            <text:p>6.642376</text:p>
          </table:table-cell>
          <table:table-cell office:value-type="float" office:value="6.91517175" calcext:value-type="float">
            <text:p>6.91517175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61479" calcext:value-type="float">
            <text:p>6.61479</text:p>
          </table:table-cell>
          <table:table-cell office:value-type="float" office:value="6.9177243875" calcext:value-type="float">
            <text:p>6.9177243875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589502" calcext:value-type="float">
            <text:p>6.589502</text:p>
          </table:table-cell>
          <table:table-cell office:value-type="float" office:value="6.92057635" calcext:value-type="float">
            <text:p>6.9205763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564706" calcext:value-type="float">
            <text:p>6.564706</text:p>
          </table:table-cell>
          <table:table-cell office:value-type="float" office:value="6.923662125" calcext:value-type="float">
            <text:p>6.92366212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53829" calcext:value-type="float">
            <text:p>6.53829</text:p>
          </table:table-cell>
          <table:table-cell office:value-type="float" office:value="6.9269704625" calcext:value-type="float">
            <text:p>6.926970462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510131" calcext:value-type="float">
            <text:p>6.510131</text:p>
          </table:table-cell>
          <table:table-cell office:value-type="float" office:value="6.930528625" calcext:value-type="float">
            <text:p>6.93052862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48317" calcext:value-type="float">
            <text:p>6.48317</text:p>
          </table:table-cell>
          <table:table-cell office:value-type="float" office:value="6.9343536625" calcext:value-type="float">
            <text:p>6.934353662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46228" calcext:value-type="float">
            <text:p>6.46228</text:p>
          </table:table-cell>
          <table:table-cell office:value-type="float" office:value="6.938401475" calcext:value-type="float">
            <text:p>6.938401475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4517" calcext:value-type="float">
            <text:p>6.4517</text:p>
          </table:table-cell>
          <table:table-cell office:value-type="float" office:value="6.9425481125" calcext:value-type="float">
            <text:p>6.9425481125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453091" calcext:value-type="float">
            <text:p>6.453091</text:p>
          </table:table-cell>
          <table:table-cell office:value-type="float" office:value="6.9466146375" calcext:value-type="float">
            <text:p>6.946614637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467237" calcext:value-type="float">
            <text:p>6.467237</text:p>
          </table:table-cell>
          <table:table-cell office:value-type="float" office:value="6.9504135" calcext:value-type="float">
            <text:p>6.950413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526871" calcext:value-type="float">
            <text:p>6.526871</text:p>
          </table:table-cell>
          <table:table-cell office:value-type="float" office:value="6.953759975" calcext:value-type="float">
            <text:p>6.953759975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403429" calcext:value-type="float">
            <text:p>6.403429</text:p>
          </table:table-cell>
          <table:table-cell office:value-type="float" office:value="6.9560605875" calcext:value-type="float">
            <text:p>6.9560605875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443506" calcext:value-type="float">
            <text:p>6.443506</text:p>
          </table:table-cell>
          <table:table-cell office:value-type="float" office:value="6.959566025" calcext:value-type="float">
            <text:p>6.959566025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454942" calcext:value-type="float">
            <text:p>6.454942</text:p>
          </table:table-cell>
          <table:table-cell office:value-type="float" office:value="6.9621817875" calcext:value-type="float">
            <text:p>6.9621817875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463593" calcext:value-type="float">
            <text:p>6.463593</text:p>
          </table:table-cell>
          <table:table-cell office:value-type="float" office:value="6.96422315" calcext:value-type="float">
            <text:p>6.96422315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474565" calcext:value-type="float">
            <text:p>6.474565</text:p>
          </table:table-cell>
          <table:table-cell office:value-type="float" office:value="6.965723975" calcext:value-type="float">
            <text:p>6.96572397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489813" calcext:value-type="float">
            <text:p>6.489813</text:p>
          </table:table-cell>
          <table:table-cell office:value-type="float" office:value="6.9667244875" calcext:value-type="float">
            <text:p>6.966724487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50993" calcext:value-type="float">
            <text:p>6.50993</text:p>
          </table:table-cell>
          <table:table-cell office:value-type="float" office:value="6.9673109875" calcext:value-type="float">
            <text:p>6.967310987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534859" calcext:value-type="float">
            <text:p>6.534859</text:p>
          </table:table-cell>
          <table:table-cell office:value-type="float" office:value="6.967594525" calcext:value-type="float">
            <text:p>6.96759452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563971" calcext:value-type="float">
            <text:p>6.563971</text:p>
          </table:table-cell>
          <table:table-cell office:value-type="float" office:value="6.967653175" calcext:value-type="float">
            <text:p>6.967653175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595845" calcext:value-type="float">
            <text:p>6.595845</text:p>
          </table:table-cell>
          <table:table-cell office:value-type="float" office:value="6.9674763875" calcext:value-type="float">
            <text:p>6.9674763875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628359" calcext:value-type="float">
            <text:p>6.628359</text:p>
          </table:table-cell>
          <table:table-cell office:value-type="float" office:value="6.9669462625" calcext:value-type="float">
            <text:p>6.966946262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659304" calcext:value-type="float">
            <text:p>6.659304</text:p>
          </table:table-cell>
          <table:table-cell office:value-type="float" office:value="6.965861575" calcext:value-type="float">
            <text:p>6.96586157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687093" calcext:value-type="float">
            <text:p>6.687093</text:p>
          </table:table-cell>
          <table:table-cell office:value-type="float" office:value="6.9639562" calcext:value-type="float">
            <text:p>6.9639562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711071" calcext:value-type="float">
            <text:p>6.711071</text:p>
          </table:table-cell>
          <table:table-cell office:value-type="float" office:value="6.960357375" calcext:value-type="float">
            <text:p>6.960357375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731335" calcext:value-type="float">
            <text:p>6.731335</text:p>
          </table:table-cell>
          <table:table-cell office:value-type="float" office:value="6.9586070125" calcext:value-type="float">
            <text:p>6.9586070125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748395" calcext:value-type="float">
            <text:p>6.748395</text:p>
          </table:table-cell>
          <table:table-cell office:value-type="float" office:value="6.95558575" calcext:value-type="float">
            <text:p>6.95558575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762967" calcext:value-type="float">
            <text:p>6.762967</text:p>
          </table:table-cell>
          <table:table-cell office:value-type="float" office:value="6.95210975" calcext:value-type="float">
            <text:p>6.9521097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775897" calcext:value-type="float">
            <text:p>6.775897</text:p>
          </table:table-cell>
          <table:table-cell office:value-type="float" office:value="6.948504575" calcext:value-type="float">
            <text:p>6.948504575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788051" calcext:value-type="float">
            <text:p>6.788051</text:p>
          </table:table-cell>
          <table:table-cell office:value-type="float" office:value="6.9449668125" calcext:value-type="float">
            <text:p>6.944966812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800044" calcext:value-type="float">
            <text:p>6.800044</text:p>
          </table:table-cell>
          <table:table-cell office:value-type="float" office:value="6.9415781125" calcext:value-type="float">
            <text:p>6.941578112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811891" calcext:value-type="float">
            <text:p>6.811891</text:p>
          </table:table-cell>
          <table:table-cell office:value-type="float" office:value="6.9383366625" calcext:value-type="float">
            <text:p>6.938336662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822809" calcext:value-type="float">
            <text:p>6.822809</text:p>
          </table:table-cell>
          <table:table-cell office:value-type="float" office:value="6.9352135375" calcext:value-type="float">
            <text:p>6.9352135375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831369" calcext:value-type="float">
            <text:p>6.831369</text:p>
          </table:table-cell>
          <table:table-cell office:value-type="float" office:value="6.932204925" calcext:value-type="float">
            <text:p>6.932204925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835999" calcext:value-type="float">
            <text:p>6.835999</text:p>
          </table:table-cell>
          <table:table-cell office:value-type="float" office:value="6.9293540125" calcext:value-type="float">
            <text:p>6.929354012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835614" calcext:value-type="float">
            <text:p>6.835614</text:p>
          </table:table-cell>
          <table:table-cell office:value-type="float" office:value="6.926737875" calcext:value-type="float">
            <text:p>6.926737875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829998" calcext:value-type="float">
            <text:p>6.829998</text:p>
          </table:table-cell>
          <table:table-cell office:value-type="float" office:value="6.9244373125" calcext:value-type="float">
            <text:p>6.924437312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819759" calcext:value-type="float">
            <text:p>6.819759</text:p>
          </table:table-cell>
          <table:table-cell office:value-type="float" office:value="6.9225145375" calcext:value-type="float">
            <text:p>6.922514537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805902" calcext:value-type="float">
            <text:p>6.805902</text:p>
          </table:table-cell>
          <table:table-cell office:value-type="float" office:value="6.9210107375" calcext:value-type="float">
            <text:p>6.9210107375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789349" calcext:value-type="float">
            <text:p>6.789349</text:p>
          </table:table-cell>
          <table:table-cell office:value-type="float" office:value="6.9199575125" calcext:value-type="float">
            <text:p>6.9199575125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770639" calcext:value-type="float">
            <text:p>6.770639</text:p>
          </table:table-cell>
          <table:table-cell office:value-type="float" office:value="6.9193864625" calcext:value-type="float">
            <text:p>6.9193864625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749883" calcext:value-type="float">
            <text:p>6.749883</text:p>
          </table:table-cell>
          <table:table-cell office:value-type="float" office:value="6.9193272375" calcext:value-type="float">
            <text:p>6.919327237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726912" calcext:value-type="float">
            <text:p>6.726912</text:p>
          </table:table-cell>
          <table:table-cell office:value-type="float" office:value="6.9197969125" calcext:value-type="float">
            <text:p>6.9197969125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701702" calcext:value-type="float">
            <text:p>6.701702</text:p>
          </table:table-cell>
          <table:table-cell office:value-type="float" office:value="6.9207907125" calcext:value-type="float">
            <text:p>6.9207907125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675245" calcext:value-type="float">
            <text:p>6.675245</text:p>
          </table:table-cell>
          <table:table-cell office:value-type="float" office:value="6.92227945" calcext:value-type="float">
            <text:p>6.92227945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650766" calcext:value-type="float">
            <text:p>6.650766</text:p>
          </table:table-cell>
          <table:table-cell office:value-type="float" office:value="6.9242080875" calcext:value-type="float">
            <text:p>6.924208087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634572" calcext:value-type="float">
            <text:p>6.634572</text:p>
          </table:table-cell>
          <table:table-cell office:value-type="float" office:value="6.926483625" calcext:value-type="float">
            <text:p>6.926483625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635349" calcext:value-type="float">
            <text:p>6.635349</text:p>
          </table:table-cell>
          <table:table-cell office:value-type="float" office:value="6.9289478625" calcext:value-type="float">
            <text:p>6.928947862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660955" calcext:value-type="float">
            <text:p>6.660955</text:p>
          </table:table-cell>
          <table:table-cell office:value-type="float" office:value="6.931349425" calcext:value-type="float">
            <text:p>6.931349425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713099" calcext:value-type="float">
            <text:p>6.713099</text:p>
          </table:table-cell>
          <table:table-cell office:value-type="float" office:value="6.9333484375" calcext:value-type="float">
            <text:p>6.9333484375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781898" calcext:value-type="float">
            <text:p>6.781898</text:p>
          </table:table-cell>
          <table:table-cell office:value-type="float" office:value="6.934587375" calcext:value-type="float">
            <text:p>6.934587375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843091" calcext:value-type="float">
            <text:p>6.843091</text:p>
          </table:table-cell>
          <table:table-cell office:value-type="float" office:value="6.9348355375" calcext:value-type="float">
            <text:p>6.9348355375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859367" calcext:value-type="float">
            <text:p>6.859367</text:p>
          </table:table-cell>
          <table:table-cell office:value-type="float" office:value="6.9341732875" calcext:value-type="float">
            <text:p>6.9341732875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783737" calcext:value-type="float">
            <text:p>6.783737</text:p>
          </table:table-cell>
          <table:table-cell office:value-type="float" office:value="6.9331568875" calcext:value-type="float">
            <text:p>6.9331568875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555362" calcext:value-type="float">
            <text:p>6.555362</text:p>
          </table:table-cell>
          <table:table-cell office:value-type="float" office:value="6.9329315" calcext:value-type="float">
            <text:p>6.9329315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04487" calcext:value-type="float">
            <text:p>6.04487</text:p>
          </table:table-cell>
          <table:table-cell office:value-type="float" office:value="6.93538825" calcext:value-type="float">
            <text:p>6.93538825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.480013" calcext:value-type="float">
            <text:p>4.480013</text:p>
          </table:table-cell>
          <table:table-cell office:value-type="float" office:value="6.9440091625" calcext:value-type="float">
            <text:p>6.9440091625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7.262206" calcext:value-type="float">
            <text:p>27.262206</text:p>
          </table:table-cell>
          <table:table-cell office:value-type="float" office:value="6.9719101" calcext:value-type="float">
            <text:p>6.9719101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.125786" calcext:value-type="float">
            <text:p>8.125786</text:p>
          </table:table-cell>
          <table:table-cell office:value-type="float" office:value="6.7146988125" calcext:value-type="float">
            <text:p>6.7146988125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.201832" calcext:value-type="float">
            <text:p>7.201832</text:p>
          </table:table-cell>
          <table:table-cell office:value-type="float" office:value="6.6963479" calcext:value-type="float">
            <text:p>6.6963479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831298" calcext:value-type="float">
            <text:p>6.831298</text:p>
          </table:table-cell>
          <table:table-cell office:value-type="float" office:value="6.6892472375" calcext:value-type="float">
            <text:p>6.6892472375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658269" calcext:value-type="float">
            <text:p>6.658269</text:p>
          </table:table-cell>
          <table:table-cell office:value-type="float" office:value="6.6865497375" calcext:value-type="float">
            <text:p>6.6865497375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58682" calcext:value-type="float">
            <text:p>6.58682</text:p>
          </table:table-cell>
          <table:table-cell office:value-type="float" office:value="6.6858188625" calcext:value-type="float">
            <text:p>6.6858188625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569319" calcext:value-type="float">
            <text:p>6.569319</text:p>
          </table:table-cell>
          <table:table-cell office:value-type="float" office:value="6.6857237875" calcext:value-type="float">
            <text:p>6.6857237875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578074" calcext:value-type="float">
            <text:p>6.578074</text:p>
          </table:table-cell>
          <table:table-cell office:value-type="float" office:value="6.685433375" calcext:value-type="float">
            <text:p>6.685433375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59781" calcext:value-type="float">
            <text:p>6.59781</text:p>
          </table:table-cell>
          <table:table-cell office:value-type="float" office:value="6.684428225" calcext:value-type="float">
            <text:p>6.684428225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620956" calcext:value-type="float">
            <text:p>6.620956</text:p>
          </table:table-cell>
          <table:table-cell office:value-type="float" office:value="6.68243445" calcext:value-type="float">
            <text:p>6.68243445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644115" calcext:value-type="float">
            <text:p>6.644115</text:p>
          </table:table-cell>
          <table:table-cell office:value-type="float" office:value="6.6793816875" calcext:value-type="float">
            <text:p>6.6793816875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665901" calcext:value-type="float">
            <text:p>6.665901</text:p>
          </table:table-cell>
          <table:table-cell office:value-type="float" office:value="6.6753178375" calcext:value-type="float">
            <text:p>6.6753178375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685916" calcext:value-type="float">
            <text:p>6.685916</text:p>
          </table:table-cell>
          <table:table-cell office:value-type="float" office:value="6.6702210375" calcext:value-type="float">
            <text:p>6.670221037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704372" calcext:value-type="float">
            <text:p>6.704372</text:p>
          </table:table-cell>
          <table:table-cell office:value-type="float" office:value="6.6633482875" calcext:value-type="float">
            <text:p>6.663348287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72197" calcext:value-type="float">
            <text:p>6.72197</text:p>
          </table:table-cell>
          <table:table-cell office:value-type="float" office:value="6.6562448375" calcext:value-type="float">
            <text:p>6.6562448375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739738" calcext:value-type="float">
            <text:p>6.739738</text:p>
          </table:table-cell>
          <table:table-cell office:value-type="float" office:value="6.6552124375" calcext:value-type="float">
            <text:p>6.6552124375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758669" calcext:value-type="float">
            <text:p>6.758669</text:p>
          </table:table-cell>
          <table:table-cell office:value-type="float" office:value="6.6525152875" calcext:value-type="float">
            <text:p>6.6525152875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779121" calcext:value-type="float">
            <text:p>6.779121</text:p>
          </table:table-cell>
          <table:table-cell office:value-type="float" office:value="6.6492885" calcext:value-type="float">
            <text:p>6.6492885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800262" calcext:value-type="float">
            <text:p>6.800262</text:p>
          </table:table-cell>
          <table:table-cell office:value-type="float" office:value="6.6458338625" calcext:value-type="float">
            <text:p>6.6458338625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819976" calcext:value-type="float">
            <text:p>6.819976</text:p>
          </table:table-cell>
          <table:table-cell office:value-type="float" office:value="6.6422914875" calcext:value-type="float">
            <text:p>6.6422914875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835496" calcext:value-type="float">
            <text:p>6.835496</text:p>
          </table:table-cell>
          <table:table-cell office:value-type="float" office:value="6.638752325" calcext:value-type="float">
            <text:p>6.63875232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844571" calcext:value-type="float">
            <text:p>6.844571</text:p>
          </table:table-cell>
          <table:table-cell office:value-type="float" office:value="6.635292675" calcext:value-type="float">
            <text:p>6.635292675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846587" calcext:value-type="float">
            <text:p>6.846587</text:p>
          </table:table-cell>
          <table:table-cell office:value-type="float" office:value="6.6319844625" calcext:value-type="float">
            <text:p>6.6319844625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842947" calcext:value-type="float">
            <text:p>6.842947</text:p>
          </table:table-cell>
          <table:table-cell office:value-type="float" office:value="6.6288951125" calcext:value-type="float">
            <text:p>6.6288951125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836364" calcext:value-type="float">
            <text:p>6.836364</text:p>
          </table:table-cell>
          <table:table-cell office:value-type="float" office:value="6.6260852625" calcext:value-type="float">
            <text:p>6.6260852625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829373" calcext:value-type="float">
            <text:p>6.829373</text:p>
          </table:table-cell>
          <table:table-cell office:value-type="float" office:value="6.6236078875" calcext:value-type="float">
            <text:p>6.6236078875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822943" calcext:value-type="float">
            <text:p>6.822943</text:p>
          </table:table-cell>
          <table:table-cell office:value-type="float" office:value="6.6215077125" calcext:value-type="float">
            <text:p>6.6215077125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816134" calcext:value-type="float">
            <text:p>6.816134</text:p>
          </table:table-cell>
          <table:table-cell office:value-type="float" office:value="6.6198200375" calcext:value-type="float">
            <text:p>6.6198200375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806995" calcext:value-type="float">
            <text:p>6.806995</text:p>
          </table:table-cell>
          <table:table-cell office:value-type="float" office:value="6.6185707" calcext:value-type="float">
            <text:p>6.6185707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794011" calcext:value-type="float">
            <text:p>6.794011</text:p>
          </table:table-cell>
          <table:table-cell office:value-type="float" office:value="6.6177787125" calcext:value-type="float">
            <text:p>6.6177787125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777022" calcext:value-type="float">
            <text:p>6.777022</text:p>
          </table:table-cell>
          <table:table-cell office:value-type="float" office:value="6.6174594" calcext:value-type="float">
            <text:p>6.6174594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757" calcext:value-type="float">
            <text:p>6.757</text:p>
          </table:table-cell>
          <table:table-cell office:value-type="float" office:value="6.6176239" calcext:value-type="float">
            <text:p>6.6176239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734955" calcext:value-type="float">
            <text:p>6.734955</text:p>
          </table:table-cell>
          <table:table-cell office:value-type="float" office:value="6.6182748625" calcext:value-type="float">
            <text:p>6.6182748625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71092" calcext:value-type="float">
            <text:p>6.71092</text:p>
          </table:table-cell>
          <table:table-cell office:value-type="float" office:value="6.6194037625" calcext:value-type="float">
            <text:p>6.6194037625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683864" calcext:value-type="float">
            <text:p>6.683864</text:p>
          </table:table-cell>
          <table:table-cell office:value-type="float" office:value="6.62099545" calcext:value-type="float">
            <text:p>6.62099545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652767" calcext:value-type="float">
            <text:p>6.652767</text:p>
          </table:table-cell>
          <table:table-cell office:value-type="float" office:value="6.6230380375" calcext:value-type="float">
            <text:p>6.6230380375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618251" calcext:value-type="float">
            <text:p>6.618251</text:p>
          </table:table-cell>
          <table:table-cell office:value-type="float" office:value="6.6255272875" calcext:value-type="float">
            <text:p>6.6255272875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583659" calcext:value-type="float">
            <text:p>6.583659</text:p>
          </table:table-cell>
          <table:table-cell office:value-type="float" office:value="6.628454475" calcext:value-type="float">
            <text:p>6.628454475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554606" calcext:value-type="float">
            <text:p>6.554606</text:p>
          </table:table-cell>
          <table:table-cell office:value-type="float" office:value="6.631777875" calcext:value-type="float">
            <text:p>6.631777875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536733" calcext:value-type="float">
            <text:p>6.536733</text:p>
          </table:table-cell>
          <table:table-cell office:value-type="float" office:value="6.635393825" calcext:value-type="float">
            <text:p>6.635393825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532613" calcext:value-type="float">
            <text:p>6.532613</text:p>
          </table:table-cell>
          <table:table-cell office:value-type="float" office:value="6.63913125" calcext:value-type="float">
            <text:p>6.6391312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539551" calcext:value-type="float">
            <text:p>6.539551</text:p>
          </table:table-cell>
          <table:table-cell office:value-type="float" office:value="6.6427846375" calcext:value-type="float">
            <text:p>6.6427846375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549828" calcext:value-type="float">
            <text:p>6.549828</text:p>
          </table:table-cell>
          <table:table-cell office:value-type="float" office:value="6.6461774375" calcext:value-type="float">
            <text:p>6.6461774375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553435" calcext:value-type="float">
            <text:p>6.553435</text:p>
          </table:table-cell>
          <table:table-cell office:value-type="float" office:value="6.6492259125" calcext:value-type="float">
            <text:p>6.6492259125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541584" calcext:value-type="float">
            <text:p>6.541584</text:p>
          </table:table-cell>
          <table:table-cell office:value-type="float" office:value="6.651970375" calcext:value-type="float">
            <text:p>6.651970375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506874" calcext:value-type="float">
            <text:p>6.506874</text:p>
          </table:table-cell>
          <table:table-cell office:value-type="float" office:value="6.65456295" calcext:value-type="float">
            <text:p>6.65456295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399187" calcext:value-type="float">
            <text:p>6.399187</text:p>
          </table:table-cell>
          <table:table-cell office:value-type="float" office:value="6.6572548125" calcext:value-type="float">
            <text:p>6.6572548125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571042" calcext:value-type="float">
            <text:p>6.571042</text:p>
          </table:table-cell>
          <table:table-cell office:value-type="float" office:value="6.6609378875" calcext:value-type="float">
            <text:p>6.6609378875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489634" calcext:value-type="float">
            <text:p>6.489634</text:p>
          </table:table-cell>
          <table:table-cell office:value-type="float" office:value="6.6621207125" calcext:value-type="float">
            <text:p>6.6621207125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470315" calcext:value-type="float">
            <text:p>6.470315</text:p>
          </table:table-cell>
          <table:table-cell office:value-type="float" office:value="6.663998625" calcext:value-type="float">
            <text:p>6.663998625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474553" calcext:value-type="float">
            <text:p>6.474553</text:p>
          </table:table-cell>
          <table:table-cell office:value-type="float" office:value="6.6658444875" calcext:value-type="float">
            <text:p>6.6658444875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492876" calcext:value-type="float">
            <text:p>6.492876</text:p>
          </table:table-cell>
          <table:table-cell office:value-type="float" office:value="6.6674149875" calcext:value-type="float">
            <text:p>6.6674149875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516955" calcext:value-type="float">
            <text:p>6.516955</text:p>
          </table:table-cell>
          <table:table-cell office:value-type="float" office:value="6.668567925" calcext:value-type="float">
            <text:p>6.66856792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540728" calcext:value-type="float">
            <text:p>6.540728</text:p>
          </table:table-cell>
          <table:table-cell office:value-type="float" office:value="6.669235125" calcext:value-type="float">
            <text:p>6.669235125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562041" calcext:value-type="float">
            <text:p>6.562041</text:p>
          </table:table-cell>
          <table:table-cell office:value-type="float" office:value="6.6693915625" calcext:value-type="float">
            <text:p>6.6693915625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58212" calcext:value-type="float">
            <text:p>6.58212</text:p>
          </table:table-cell>
          <table:table-cell office:value-type="float" office:value="6.6690147375" calcext:value-type="float">
            <text:p>6.6690147375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603296" calcext:value-type="float">
            <text:p>6.603296</text:p>
          </table:table-cell>
          <table:table-cell office:value-type="float" office:value="6.6680614" calcext:value-type="float">
            <text:p>6.6680614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626708" calcext:value-type="float">
            <text:p>6.626708</text:p>
          </table:table-cell>
          <table:table-cell office:value-type="float" office:value="6.6664818125" calcext:value-type="float">
            <text:p>6.6664818125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651569" calcext:value-type="float">
            <text:p>6.651569</text:p>
          </table:table-cell>
          <table:table-cell office:value-type="float" office:value="6.6642586625" calcext:value-type="float">
            <text:p>6.6642586625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676176" calcext:value-type="float">
            <text:p>6.676176</text:p>
          </table:table-cell>
          <table:table-cell office:value-type="float" office:value="6.6614127875" calcext:value-type="float">
            <text:p>6.6614127875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699455" calcext:value-type="float">
            <text:p>6.699455</text:p>
          </table:table-cell>
          <table:table-cell office:value-type="float" office:value="6.657691425" calcext:value-type="float">
            <text:p>6.657691425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721644" calcext:value-type="float">
            <text:p>6.721644</text:p>
          </table:table-cell>
          <table:table-cell office:value-type="float" office:value="6.655597825" calcext:value-type="float">
            <text:p>6.655597825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743665" calcext:value-type="float">
            <text:p>6.743665</text:p>
          </table:table-cell>
          <table:table-cell office:value-type="float" office:value="6.65266735" calcext:value-type="float">
            <text:p>6.65266735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765901" calcext:value-type="float">
            <text:p>6.765901</text:p>
          </table:table-cell>
          <table:table-cell office:value-type="float" office:value="6.649475" calcext:value-type="float">
            <text:p>6.649475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787457" calcext:value-type="float">
            <text:p>6.787457</text:p>
          </table:table-cell>
          <table:table-cell office:value-type="float" office:value="6.6460321375" calcext:value-type="float">
            <text:p>6.6460321375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806416" calcext:value-type="float">
            <text:p>6.806416</text:p>
          </table:table-cell>
          <table:table-cell office:value-type="float" office:value="6.642325" calcext:value-type="float">
            <text:p>6.642325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820801" calcext:value-type="float">
            <text:p>6.820801</text:p>
          </table:table-cell>
          <table:table-cell office:value-type="float" office:value="6.638414225" calcext:value-type="float">
            <text:p>6.638414225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829536" calcext:value-type="float">
            <text:p>6.829536</text:p>
          </table:table-cell>
          <table:table-cell office:value-type="float" office:value="6.634450925" calcext:value-type="float">
            <text:p>6.634450925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832809" calcext:value-type="float">
            <text:p>6.832809</text:p>
          </table:table-cell>
          <table:table-cell office:value-type="float" office:value="6.6306321375" calcext:value-type="float">
            <text:p>6.6306321375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831711" calcext:value-type="float">
            <text:p>6.831711</text:p>
          </table:table-cell>
          <table:table-cell office:value-type="float" office:value="6.6271343" calcext:value-type="float">
            <text:p>6.6271343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827474" calcext:value-type="float">
            <text:p>6.827474</text:p>
          </table:table-cell>
          <table:table-cell office:value-type="float" office:value="6.6240679625" calcext:value-type="float">
            <text:p>6.624067962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820876" calcext:value-type="float">
            <text:p>6.820876</text:p>
          </table:table-cell>
          <table:table-cell office:value-type="float" office:value="6.6214748625" calcext:value-type="float">
            <text:p>6.6214748625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812214" calcext:value-type="float">
            <text:p>6.812214</text:p>
          </table:table-cell>
          <table:table-cell office:value-type="float" office:value="6.619356425" calcext:value-type="float">
            <text:p>6.619356425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801751" calcext:value-type="float">
            <text:p>6.801751</text:p>
          </table:table-cell>
          <table:table-cell office:value-type="float" office:value="6.6177048125" calcext:value-type="float">
            <text:p>6.6177048125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790111" calcext:value-type="float">
            <text:p>6.790111</text:p>
          </table:table-cell>
          <table:table-cell office:value-type="float" office:value="6.61651505" calcext:value-type="float">
            <text:p>6.61651505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778055" calcext:value-type="float">
            <text:p>6.778055</text:p>
          </table:table-cell>
          <table:table-cell office:value-type="float" office:value="6.61577855" calcext:value-type="float">
            <text:p>6.61577855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765706" calcext:value-type="float">
            <text:p>6.765706</text:p>
          </table:table-cell>
          <table:table-cell office:value-type="float" office:value="6.6154753375" calcext:value-type="float">
            <text:p>6.6154753375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751902" calcext:value-type="float">
            <text:p>6.751902</text:p>
          </table:table-cell>
          <table:table-cell office:value-type="float" office:value="6.615579575" calcext:value-type="float">
            <text:p>6.615579575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734543" calcext:value-type="float">
            <text:p>6.734543</text:p>
          </table:table-cell>
          <table:table-cell office:value-type="float" office:value="6.61607635" calcext:value-type="float">
            <text:p>6.61607635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712088" calcext:value-type="float">
            <text:p>6.712088</text:p>
          </table:table-cell>
          <table:table-cell office:value-type="float" office:value="6.616972975" calcext:value-type="float">
            <text:p>6.616972975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685303" calcext:value-type="float">
            <text:p>6.685303</text:p>
          </table:table-cell>
          <table:table-cell office:value-type="float" office:value="6.6182898875" calcext:value-type="float">
            <text:p>6.6182898875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657713" calcext:value-type="float">
            <text:p>6.657713</text:p>
          </table:table-cell>
          <table:table-cell office:value-type="float" office:value="6.620032125" calcext:value-type="float">
            <text:p>6.620032125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633779" calcext:value-type="float">
            <text:p>6.633779</text:p>
          </table:table-cell>
          <table:table-cell office:value-type="float" office:value="6.622160825" calcext:value-type="float">
            <text:p>6.622160825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615498" calcext:value-type="float">
            <text:p>6.615498</text:p>
          </table:table-cell>
          <table:table-cell office:value-type="float" office:value="6.6245905875" calcext:value-type="float">
            <text:p>6.6245905875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599799" calcext:value-type="float">
            <text:p>6.599799</text:p>
          </table:table-cell>
          <table:table-cell office:value-type="float" office:value="6.627225425" calcext:value-type="float">
            <text:p>6.627225425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579214" calcext:value-type="float">
            <text:p>6.579214</text:p>
          </table:table-cell>
          <table:table-cell office:value-type="float" office:value="6.6300189875" calcext:value-type="float">
            <text:p>6.6300189875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546086" calcext:value-type="float">
            <text:p>6.546086</text:p>
          </table:table-cell>
          <table:table-cell office:value-type="float" office:value="6.6330200375" calcext:value-type="float">
            <text:p>6.6330200375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497662" calcext:value-type="float">
            <text:p>6.497662</text:p>
          </table:table-cell>
          <table:table-cell office:value-type="float" office:value="6.636365675" calcext:value-type="float">
            <text:p>6.636365675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438308" calcext:value-type="float">
            <text:p>6.438308</text:p>
          </table:table-cell>
          <table:table-cell office:value-type="float" office:value="6.6402170375" calcext:value-type="float">
            <text:p>6.6402170375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376735" calcext:value-type="float">
            <text:p>6.376735</text:p>
          </table:table-cell>
          <table:table-cell office:value-type="float" office:value="6.6446737625" calcext:value-type="float">
            <text:p>6.6446737625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319007" calcext:value-type="float">
            <text:p>6.319007</text:p>
          </table:table-cell>
          <table:table-cell office:value-type="float" office:value="6.6497254125" calcext:value-type="float">
            <text:p>6.6497254125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258157" calcext:value-type="float">
            <text:p>6.258157</text:p>
          </table:table-cell>
          <table:table-cell office:value-type="float" office:value="6.655287225" calcext:value-type="float">
            <text:p>6.65528722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136096" calcext:value-type="float">
            <text:p>6.136096</text:p>
          </table:table-cell>
          <table:table-cell office:value-type="float" office:value="6.661360025" calcext:value-type="float">
            <text:p>6.661360025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136096" calcext:value-type="float">
            <text:p>6.136096</text:p>
          </table:table-cell>
          <table:table-cell office:value-type="float" office:value="6.668662375" calcext:value-type="float">
            <text:p>6.668662375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639378" calcext:value-type="float">
            <text:p>6.639378</text:p>
          </table:table-cell>
          <table:table-cell office:value-type="float" office:value="6.6756077625" calcext:value-type="float">
            <text:p>6.6756077625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523966" calcext:value-type="float">
            <text:p>6.523966</text:p>
          </table:table-cell>
          <table:table-cell office:value-type="float" office:value="6.675832425" calcext:value-type="float">
            <text:p>6.675832425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500526" calcext:value-type="float">
            <text:p>6.500526</text:p>
          </table:table-cell>
          <table:table-cell office:value-type="float" office:value="6.6770012375" calcext:value-type="float">
            <text:p>6.6770012375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50275" calcext:value-type="float">
            <text:p>6.50275</text:p>
          </table:table-cell>
          <table:table-cell office:value-type="float" office:value="6.6779295375" calcext:value-type="float">
            <text:p>6.6779295375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516872" calcext:value-type="float">
            <text:p>6.516872</text:p>
          </table:table-cell>
          <table:table-cell office:value-type="float" office:value="6.678328775" calcext:value-type="float">
            <text:p>6.678328775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536843" calcext:value-type="float">
            <text:p>6.536843</text:p>
          </table:table-cell>
          <table:table-cell office:value-type="float" office:value="6.6781677625" calcext:value-type="float">
            <text:p>6.6781677625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558724" calcext:value-type="float">
            <text:p>6.558724</text:p>
          </table:table-cell>
          <table:table-cell office:value-type="float" office:value="6.67756205" calcext:value-type="float">
            <text:p>6.6775620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579914" calcext:value-type="float">
            <text:p>6.579914</text:p>
          </table:table-cell>
          <table:table-cell office:value-type="float" office:value="6.676700675" calcext:value-type="float">
            <text:p>6.676700675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599439" calcext:value-type="float">
            <text:p>6.599439</text:p>
          </table:table-cell>
          <table:table-cell office:value-type="float" office:value="6.67576955" calcext:value-type="float">
            <text:p>6.67576955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618159" calcext:value-type="float">
            <text:p>6.618159</text:p>
          </table:table-cell>
          <table:table-cell office:value-type="float" office:value="6.6748852" calcext:value-type="float">
            <text:p>6.6748852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638174" calcext:value-type="float">
            <text:p>6.638174</text:p>
          </table:table-cell>
          <table:table-cell office:value-type="float" office:value="6.674052525" calcext:value-type="float">
            <text:p>6.674052525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661359" calcext:value-type="float">
            <text:p>6.661359</text:p>
          </table:table-cell>
          <table:table-cell office:value-type="float" office:value="6.6731381" calcext:value-type="float">
            <text:p>6.6731381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687929" calcext:value-type="float">
            <text:p>6.687929</text:p>
          </table:table-cell>
          <table:table-cell office:value-type="float" office:value="6.6717574" calcext:value-type="float">
            <text:p>6.6717574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716187" calcext:value-type="float">
            <text:p>6.716187</text:p>
          </table:table-cell>
          <table:table-cell office:value-type="float" office:value="6.6646245125" calcext:value-type="float">
            <text:p>6.6646245125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743636" calcext:value-type="float">
            <text:p>6.743636</text:p>
          </table:table-cell>
          <table:table-cell office:value-type="float" office:value="6.664566925" calcext:value-type="float">
            <text:p>6.664566925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768466" calcext:value-type="float">
            <text:p>6.768466</text:p>
          </table:table-cell>
          <table:table-cell office:value-type="float" office:value="6.6633449125" calcext:value-type="float">
            <text:p>6.6633449125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790182" calcext:value-type="float">
            <text:p>6.790182</text:p>
          </table:table-cell>
          <table:table-cell office:value-type="float" office:value="6.66132505" calcext:value-type="float">
            <text:p>6.66132505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809077" calcext:value-type="float">
            <text:p>6.809077</text:p>
          </table:table-cell>
          <table:table-cell office:value-type="float" office:value="6.6586248125" calcext:value-type="float">
            <text:p>6.6586248125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825267" calcext:value-type="float">
            <text:p>6.825267</text:p>
          </table:table-cell>
          <table:table-cell office:value-type="float" office:value="6.6554053" calcext:value-type="float">
            <text:p>6.6554053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838255" calcext:value-type="float">
            <text:p>6.838255</text:p>
          </table:table-cell>
          <table:table-cell office:value-type="float" office:value="6.6518946875" calcext:value-type="float">
            <text:p>6.6518946875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847271" calcext:value-type="float">
            <text:p>6.847271</text:p>
          </table:table-cell>
          <table:table-cell office:value-type="float" office:value="6.6483484625" calcext:value-type="float">
            <text:p>6.6483484625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851907" calcext:value-type="float">
            <text:p>6.851907</text:p>
          </table:table-cell>
          <table:table-cell office:value-type="float" office:value="6.64499005" calcext:value-type="float">
            <text:p>6.64499005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852426" calcext:value-type="float">
            <text:p>6.852426</text:p>
          </table:table-cell>
          <table:table-cell office:value-type="float" office:value="6.6419676375" calcext:value-type="float">
            <text:p>6.6419676375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849531" calcext:value-type="float">
            <text:p>6.849531</text:p>
          </table:table-cell>
          <table:table-cell office:value-type="float" office:value="6.6393458375" calcext:value-type="float">
            <text:p>6.6393458375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843882" calcext:value-type="float">
            <text:p>6.843882</text:p>
          </table:table-cell>
          <table:table-cell office:value-type="float" office:value="6.6371259125" calcext:value-type="float">
            <text:p>6.6371259125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835727" calcext:value-type="float">
            <text:p>6.835727</text:p>
          </table:table-cell>
          <table:table-cell office:value-type="float" office:value="6.6352759" calcext:value-type="float">
            <text:p>6.6352759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824884" calcext:value-type="float">
            <text:p>6.824884</text:p>
          </table:table-cell>
          <table:table-cell office:value-type="float" office:value="6.6337571625" calcext:value-type="float">
            <text:p>6.6337571625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810975" calcext:value-type="float">
            <text:p>6.810975</text:p>
          </table:table-cell>
          <table:table-cell office:value-type="float" office:value="6.632544425" calcext:value-type="float">
            <text:p>6.632544425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793706" calcext:value-type="float">
            <text:p>6.793706</text:p>
          </table:table-cell>
          <table:table-cell office:value-type="float" office:value="6.6316412875" calcext:value-type="float">
            <text:p>6.6316412875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772992" calcext:value-type="float">
            <text:p>6.772992</text:p>
          </table:table-cell>
          <table:table-cell office:value-type="float" office:value="6.6310881125" calcext:value-type="float">
            <text:p>6.6310881125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74899" calcext:value-type="float">
            <text:p>6.74899</text:p>
          </table:table-cell>
          <table:table-cell office:value-type="float" office:value="6.630956225" calcext:value-type="float">
            <text:p>6.630956225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722223" calcext:value-type="float">
            <text:p>6.722223</text:p>
          </table:table-cell>
          <table:table-cell office:value-type="float" office:value="6.6313260625" calcext:value-type="float">
            <text:p>6.6313260625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693833" calcext:value-type="float">
            <text:p>6.693833</text:p>
          </table:table-cell>
          <table:table-cell office:value-type="float" office:value="6.6322574875" calcext:value-type="float">
            <text:p>6.6322574875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665668" calcext:value-type="float">
            <text:p>6.665668</text:p>
          </table:table-cell>
          <table:table-cell office:value-type="float" office:value="6.633766625" calcext:value-type="float">
            <text:p>6.633766625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639867" calcext:value-type="float">
            <text:p>6.639867</text:p>
          </table:table-cell>
          <table:table-cell office:value-type="float" office:value="6.6358195375" calcext:value-type="float">
            <text:p>6.6358195375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617984" calcext:value-type="float">
            <text:p>6.617984</text:p>
          </table:table-cell>
          <table:table-cell office:value-type="float" office:value="6.6383422375" calcext:value-type="float">
            <text:p>6.6383422375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600193" calcext:value-type="float">
            <text:p>6.600193</text:p>
          </table:table-cell>
          <table:table-cell office:value-type="float" office:value="6.64123855" calcext:value-type="float">
            <text:p>6.64123855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585111" calcext:value-type="float">
            <text:p>6.585111</text:p>
          </table:table-cell>
          <table:table-cell office:value-type="float" office:value="6.644407225" calcext:value-type="float">
            <text:p>6.644407225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570331" calcext:value-type="float">
            <text:p>6.570331</text:p>
          </table:table-cell>
          <table:table-cell office:value-type="float" office:value="6.6477554375" calcext:value-type="float">
            <text:p>6.6477554375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553243" calcext:value-type="float">
            <text:p>6.553243</text:p>
          </table:table-cell>
          <table:table-cell office:value-type="float" office:value="6.6512100125" calcext:value-type="float">
            <text:p>6.6512100125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531895" calcext:value-type="float">
            <text:p>6.531895</text:p>
          </table:table-cell>
          <table:table-cell office:value-type="float" office:value="6.6547273875" calcext:value-type="float">
            <text:p>6.6547273875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505853" calcext:value-type="float">
            <text:p>6.505853</text:p>
          </table:table-cell>
          <table:table-cell office:value-type="float" office:value="6.6582977875" calcext:value-type="float">
            <text:p>6.6582977875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476929" calcext:value-type="float">
            <text:p>6.476929</text:p>
          </table:table-cell>
          <table:table-cell office:value-type="float" office:value="6.6619358875" calcext:value-type="float">
            <text:p>6.6619358875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448856" calcext:value-type="float">
            <text:p>6.448856</text:p>
          </table:table-cell>
          <table:table-cell office:value-type="float" office:value="6.66565515" calcext:value-type="float">
            <text:p>6.66565515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423899" calcext:value-type="float">
            <text:p>6.423899</text:p>
          </table:table-cell>
          <table:table-cell office:value-type="float" office:value="6.669439625" calcext:value-type="float">
            <text:p>6.669439625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378467" calcext:value-type="float">
            <text:p>6.378467</text:p>
          </table:table-cell>
          <table:table-cell office:value-type="float" office:value="6.6732551" calcext:value-type="float">
            <text:p>6.6732551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531967" calcext:value-type="float">
            <text:p>6.531967</text:p>
          </table:table-cell>
          <table:table-cell office:value-type="float" office:value="6.6773653625" calcext:value-type="float">
            <text:p>6.677365362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487206" calcext:value-type="float">
            <text:p>6.487206</text:p>
          </table:table-cell>
          <table:table-cell office:value-type="float" office:value="6.6792890625" calcext:value-type="float">
            <text:p>6.6792890625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488277" calcext:value-type="float">
            <text:p>6.488277</text:p>
          </table:table-cell>
          <table:table-cell office:value-type="float" office:value="6.6815027125" calcext:value-type="float">
            <text:p>6.6815027125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490472" calcext:value-type="float">
            <text:p>6.490472</text:p>
          </table:table-cell>
          <table:table-cell office:value-type="float" office:value="6.683421675" calcext:value-type="float">
            <text:p>6.683421675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490886" calcext:value-type="float">
            <text:p>6.490886</text:p>
          </table:table-cell>
          <table:table-cell office:value-type="float" office:value="6.6850105625" calcext:value-type="float">
            <text:p>6.6850105625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493554" calcext:value-type="float">
            <text:p>6.493554</text:p>
          </table:table-cell>
          <table:table-cell office:value-type="float" office:value="6.686265325" calcext:value-type="float">
            <text:p>6.686265325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503737" calcext:value-type="float">
            <text:p>6.503737</text:p>
          </table:table-cell>
          <table:table-cell office:value-type="float" office:value="6.6871332375" calcext:value-type="float">
            <text:p>6.6871332375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524033" calcext:value-type="float">
            <text:p>6.524033</text:p>
          </table:table-cell>
          <table:table-cell office:value-type="float" office:value="6.687503325" calcext:value-type="float">
            <text:p>6.687503325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552982" calcext:value-type="float">
            <text:p>6.552982</text:p>
          </table:table-cell>
          <table:table-cell office:value-type="float" office:value="6.687245325" calcext:value-type="float">
            <text:p>6.687245325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586404" calcext:value-type="float">
            <text:p>6.586404</text:p>
          </table:table-cell>
          <table:table-cell office:value-type="float" office:value="6.6862705125" calcext:value-type="float">
            <text:p>6.6862705125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620026" calcext:value-type="float">
            <text:p>6.620026</text:p>
          </table:table-cell>
          <table:table-cell office:value-type="float" office:value="6.684584225" calcext:value-type="float">
            <text:p>6.68458422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651401" calcext:value-type="float">
            <text:p>6.651401</text:p>
          </table:table-cell>
          <table:table-cell office:value-type="float" office:value="6.6823143625" calcext:value-type="float">
            <text:p>6.6823143625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680085" calcext:value-type="float">
            <text:p>6.680085</text:p>
          </table:table-cell>
          <table:table-cell office:value-type="float" office:value="6.6797452875" calcext:value-type="float">
            <text:p>6.6797452875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70657" calcext:value-type="float">
            <text:p>6.70657</text:p>
          </table:table-cell>
          <table:table-cell office:value-type="float" office:value="6.6777355625" calcext:value-type="float">
            <text:p>6.6777355625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731191" calcext:value-type="float">
            <text:p>6.731191</text:p>
          </table:table-cell>
          <table:table-cell office:value-type="float" office:value="6.6712566375" calcext:value-type="float">
            <text:p>6.6712566375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753798" calcext:value-type="float">
            <text:p>6.753798</text:p>
          </table:table-cell>
          <table:table-cell office:value-type="float" office:value="6.6669542625" calcext:value-type="float">
            <text:p>6.666954262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774045" calcext:value-type="float">
            <text:p>6.774045</text:p>
          </table:table-cell>
          <table:table-cell office:value-type="float" office:value="6.663027175" calcext:value-type="float">
            <text:p>6.663027175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791644" calcext:value-type="float">
            <text:p>6.791644</text:p>
          </table:table-cell>
          <table:table-cell office:value-type="float" office:value="6.659260725" calcext:value-type="float">
            <text:p>6.659260725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806273" calcext:value-type="float">
            <text:p>6.806273</text:p>
          </table:table-cell>
          <table:table-cell office:value-type="float" office:value="6.6555246875" calcext:value-type="float">
            <text:p>6.6555246875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817441" calcext:value-type="float">
            <text:p>6.817441</text:p>
          </table:table-cell>
          <table:table-cell office:value-type="float" office:value="6.6517409625" calcext:value-type="float">
            <text:p>6.6517409625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824682" calcext:value-type="float">
            <text:p>6.824682</text:p>
          </table:table-cell>
          <table:table-cell office:value-type="float" office:value="6.647922325" calcext:value-type="float">
            <text:p>6.64792232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828009" calcext:value-type="float">
            <text:p>6.828009</text:p>
          </table:table-cell>
          <table:table-cell office:value-type="float" office:value="6.644182975" calcext:value-type="float">
            <text:p>6.644182975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82816" calcext:value-type="float">
            <text:p>6.82816</text:p>
          </table:table-cell>
          <table:table-cell office:value-type="float" office:value="6.64069855" calcext:value-type="float">
            <text:p>6.64069855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826285" calcext:value-type="float">
            <text:p>6.826285</text:p>
          </table:table-cell>
          <table:table-cell office:value-type="float" office:value="6.6376377625" calcext:value-type="float">
            <text:p>6.6376377625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823284" calcext:value-type="float">
            <text:p>6.823284</text:p>
          </table:table-cell>
          <table:table-cell office:value-type="float" office:value="6.6351081375" calcext:value-type="float">
            <text:p>6.6351081375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819298" calcext:value-type="float">
            <text:p>6.819298</text:p>
          </table:table-cell>
          <table:table-cell office:value-type="float" office:value="6.63315065" calcext:value-type="float">
            <text:p>6.6331506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813737" calcext:value-type="float">
            <text:p>6.813737</text:p>
          </table:table-cell>
          <table:table-cell office:value-type="float" office:value="6.6318050625" calcext:value-type="float">
            <text:p>6.6318050625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805771" calcext:value-type="float">
            <text:p>6.805771</text:p>
          </table:table-cell>
          <table:table-cell office:value-type="float" office:value="6.6312792125" calcext:value-type="float">
            <text:p>6.6312792125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794846" calcext:value-type="float">
            <text:p>6.794846</text:p>
          </table:table-cell>
          <table:table-cell office:value-type="float" office:value="6.632290925" calcext:value-type="float">
            <text:p>6.632290925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780867" calcext:value-type="float">
            <text:p>6.780867</text:p>
          </table:table-cell>
          <table:table-cell office:value-type="float" office:value="6.6366483125" calcext:value-type="float">
            <text:p>6.6366483125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763952" calcext:value-type="float">
            <text:p>6.763952</text:p>
          </table:table-cell>
          <table:table-cell office:value-type="float" office:value="6.6479385625" calcext:value-type="float">
            <text:p>6.647938562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743981" calcext:value-type="float">
            <text:p>6.743981</text:p>
          </table:table-cell>
          <table:table-cell office:value-type="float" office:value="6.671752225" calcext:value-type="float">
            <text:p>6.671752225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720284" calcext:value-type="float">
            <text:p>6.720284</text:p>
          </table:table-cell>
          <table:table-cell office:value-type="float" office:value="6.714752475" calcext:value-type="float">
            <text:p>6.714752475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691727" calcext:value-type="float">
            <text:p>6.691727</text:p>
          </table:table-cell>
          <table:table-cell office:value-type="float" office:value="6.7827415875" calcext:value-type="float">
            <text:p>6.7827415875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657351" calcext:value-type="float">
            <text:p>6.657351</text:p>
          </table:table-cell>
          <table:table-cell office:value-type="float" office:value="6.878634375" calcext:value-type="float">
            <text:p>6.878634375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617471" calcext:value-type="float">
            <text:p>6.617471</text:p>
          </table:table-cell>
          <table:table-cell office:value-type="float" office:value="7.0009128875" calcext:value-type="float">
            <text:p>7.0009128875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57479" calcext:value-type="float">
            <text:p>6.57479</text:p>
          </table:table-cell>
          <table:table-cell office:value-type="float" office:value="7.1425068875" calcext:value-type="float">
            <text:p>7.1425068875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534689" calcext:value-type="float">
            <text:p>6.534689</text:p>
          </table:table-cell>
          <table:table-cell office:value-type="float" office:value="7.28956035" calcext:value-type="float">
            <text:p>7.28956035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503991" calcext:value-type="float">
            <text:p>6.503991</text:p>
          </table:table-cell>
          <table:table-cell office:value-type="float" office:value="7.4184652875" calcext:value-type="float">
            <text:p>7.4184652875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488386" calcext:value-type="float">
            <text:p>6.488386</text:p>
          </table:table-cell>
          <table:table-cell office:value-type="float" office:value="7.482441775" calcext:value-type="float">
            <text:p>7.482441775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489814" calcext:value-type="float">
            <text:p>6.489814</text:p>
          </table:table-cell>
          <table:table-cell office:value-type="float" office:value="7.546613325" calcext:value-type="float">
            <text:p>7.546613325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505424" calcext:value-type="float">
            <text:p>6.505424</text:p>
          </table:table-cell>
          <table:table-cell office:value-type="float" office:value="7.610767025" calcext:value-type="float">
            <text:p>7.610767025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528691" calcext:value-type="float">
            <text:p>6.528691</text:p>
          </table:table-cell>
          <table:table-cell office:value-type="float" office:value="7.6747256" calcext:value-type="float">
            <text:p>7.6747256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551545" calcext:value-type="float">
            <text:p>6.551545</text:p>
          </table:table-cell>
          <table:table-cell office:value-type="float" office:value="7.7383933375" calcext:value-type="float">
            <text:p>7.7383933375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56502" calcext:value-type="float">
            <text:p>6.56502</text:p>
          </table:table-cell>
          <table:table-cell office:value-type="float" office:value="7.8017754" calcext:value-type="float">
            <text:p>7.8017754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550903" calcext:value-type="float">
            <text:p>6.550903</text:p>
          </table:table-cell>
          <table:table-cell office:value-type="float" office:value="7.864989025" calcext:value-type="float">
            <text:p>7.864989025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117298" calcext:value-type="float">
            <text:p>6.117298</text:p>
          </table:table-cell>
          <table:table-cell office:value-type="float" office:value="7.9283791125" calcext:value-type="float">
            <text:p>7.9283791125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71158" calcext:value-type="float">
            <text:p>6.71158</text:p>
          </table:table-cell>
          <table:table-cell office:value-type="float" office:value="7.9971892625" calcext:value-type="float">
            <text:p>7.9971892625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645875" calcext:value-type="float">
            <text:p>6.645875</text:p>
          </table:table-cell>
          <table:table-cell office:value-type="float" office:value="8.0585708875" calcext:value-type="float">
            <text:p>8.0585708875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606877" calcext:value-type="float">
            <text:p>6.606877</text:p>
          </table:table-cell>
          <table:table-cell office:value-type="float" office:value="8.120773825" calcext:value-type="float">
            <text:p>8.120773825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574163" calcext:value-type="float">
            <text:p>6.574163</text:p>
          </table:table-cell>
          <table:table-cell office:value-type="float" office:value="8.1834642375" calcext:value-type="float">
            <text:p>8.1834642375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551516" calcext:value-type="float">
            <text:p>6.551516</text:p>
          </table:table-cell>
          <table:table-cell office:value-type="float" office:value="8.246563575" calcext:value-type="float">
            <text:p>8.246563575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544418" calcext:value-type="float">
            <text:p>6.544418</text:p>
          </table:table-cell>
          <table:table-cell office:value-type="float" office:value="8.309946" calcext:value-type="float">
            <text:p>8.309946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554557" calcext:value-type="float">
            <text:p>6.554557</text:p>
          </table:table-cell>
          <table:table-cell office:value-type="float" office:value="8.37341715" calcext:value-type="float">
            <text:p>8.37341715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578598" calcext:value-type="float">
            <text:p>6.578598</text:p>
          </table:table-cell>
          <table:table-cell office:value-type="float" office:value="8.4367615625" calcext:value-type="float">
            <text:p>8.4367615625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610114" calcext:value-type="float">
            <text:p>6.610114</text:p>
          </table:table-cell>
          <table:table-cell office:value-type="float" office:value="8.4998054625" calcext:value-type="float">
            <text:p>8.4998054625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642682" calcext:value-type="float">
            <text:p>6.642682</text:p>
          </table:table-cell>
          <table:table-cell office:value-type="float" office:value="8.5624554125" calcext:value-type="float">
            <text:p>8.5624554125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671937" calcext:value-type="float">
            <text:p>6.671937</text:p>
          </table:table-cell>
          <table:table-cell office:value-type="float" office:value="8.6246982625" calcext:value-type="float">
            <text:p>8.6246982625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695881" calcext:value-type="float">
            <text:p>6.695881</text:p>
          </table:table-cell>
          <table:table-cell office:value-type="float" office:value="8.686575425" calcext:value-type="float">
            <text:p>8.686575425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714228" calcext:value-type="float">
            <text:p>6.714228</text:p>
          </table:table-cell>
          <table:table-cell office:value-type="float" office:value="8.7481532875" calcext:value-type="float">
            <text:p>8.7481532875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727865" calcext:value-type="float">
            <text:p>6.727865</text:p>
          </table:table-cell>
          <table:table-cell office:value-type="float" office:value="8.8095018125" calcext:value-type="float">
            <text:p>8.8095018125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738724" calcext:value-type="float">
            <text:p>6.738724</text:p>
          </table:table-cell>
          <table:table-cell office:value-type="float" office:value="8.870679875" calcext:value-type="float">
            <text:p>8.870679875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749452" calcext:value-type="float">
            <text:p>6.749452</text:p>
          </table:table-cell>
          <table:table-cell office:value-type="float" office:value="8.9317222" calcext:value-type="float">
            <text:p>8.9317222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762441" calcext:value-type="float">
            <text:p>6.762441</text:p>
          </table:table-cell>
          <table:table-cell office:value-type="float" office:value="8.992630425" calcext:value-type="float">
            <text:p>8.992630425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778577" calcext:value-type="float">
            <text:p>6.778577</text:p>
          </table:table-cell>
          <table:table-cell office:value-type="float" office:value="9.0533762875" calcext:value-type="float">
            <text:p>9.0533762875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796737" calcext:value-type="float">
            <text:p>6.796737</text:p>
          </table:table-cell>
          <table:table-cell office:value-type="float" office:value="9.11392045" calcext:value-type="float">
            <text:p>9.11392045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814564" calcext:value-type="float">
            <text:p>6.814564</text:p>
          </table:table-cell>
          <table:table-cell office:value-type="float" office:value="9.1742376125" calcext:value-type="float">
            <text:p>9.1742376125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829901" calcext:value-type="float">
            <text:p>6.829901</text:p>
          </table:table-cell>
          <table:table-cell office:value-type="float" office:value="9.2343319375" calcext:value-type="float">
            <text:p>9.2343319375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841683" calcext:value-type="float">
            <text:p>6.841683</text:p>
          </table:table-cell>
          <table:table-cell office:value-type="float" office:value="9.29423455" calcext:value-type="float">
            <text:p>9.29423455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849689" calcext:value-type="float">
            <text:p>6.849689</text:p>
          </table:table-cell>
          <table:table-cell office:value-type="float" office:value="9.3539898875" calcext:value-type="float">
            <text:p>9.3539898875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853687" calcext:value-type="float">
            <text:p>6.853687</text:p>
          </table:table-cell>
          <table:table-cell office:value-type="float" office:value="9.41364515" calcext:value-type="float">
            <text:p>9.41364515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852968" calcext:value-type="float">
            <text:p>6.852968</text:p>
          </table:table-cell>
          <table:table-cell office:value-type="float" office:value="9.4732504375" calcext:value-type="float">
            <text:p>9.4732504375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846697" calcext:value-type="float">
            <text:p>6.846697</text:p>
          </table:table-cell>
          <table:table-cell office:value-type="float" office:value="9.5328647125" calcext:value-type="float">
            <text:p>9.5328647125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834633" calcext:value-type="float">
            <text:p>6.834633</text:p>
          </table:table-cell>
          <table:table-cell office:value-type="float" office:value="9.592557375" calcext:value-type="float">
            <text:p>9.592557375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817527" calcext:value-type="float">
            <text:p>6.817527</text:p>
          </table:table-cell>
          <table:table-cell office:value-type="float" office:value="9.6524008375" calcext:value-type="float">
            <text:p>9.6524008375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796901" calcext:value-type="float">
            <text:p>6.796901</text:p>
          </table:table-cell>
          <table:table-cell office:value-type="float" office:value="9.712458125" calcext:value-type="float">
            <text:p>9.712458125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77447" calcext:value-type="float">
            <text:p>6.77447</text:p>
          </table:table-cell>
          <table:table-cell office:value-type="float" office:value="9.7727732375" calcext:value-type="float">
            <text:p>9.7727732375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751614" calcext:value-type="float">
            <text:p>6.751614</text:p>
          </table:table-cell>
          <table:table-cell office:value-type="float" office:value="9.8333687375" calcext:value-type="float">
            <text:p>9.8333687375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729137" calcext:value-type="float">
            <text:p>6.729137</text:p>
          </table:table-cell>
          <table:table-cell office:value-type="float" office:value="9.8942499375" calcext:value-type="float">
            <text:p>9.8942499375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707288" calcext:value-type="float">
            <text:p>6.707288</text:p>
          </table:table-cell>
          <table:table-cell office:value-type="float" office:value="9.9554121" calcext:value-type="float">
            <text:p>9.9554121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685863" calcext:value-type="float">
            <text:p>6.685863</text:p>
          </table:table-cell>
          <table:table-cell office:value-type="float" office:value="10.016847375" calcext:value-type="float">
            <text:p>10.016847375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664298" calcext:value-type="float">
            <text:p>6.664298</text:p>
          </table:table-cell>
          <table:table-cell office:value-type="float" office:value="10.0785504625" calcext:value-type="float">
            <text:p>10.0785504625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641794" calcext:value-type="float">
            <text:p>6.641794</text:p>
          </table:table-cell>
          <table:table-cell office:value-type="float" office:value="10.1405231125" calcext:value-type="float">
            <text:p>10.1405231125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617583" calcext:value-type="float">
            <text:p>6.617583</text:p>
          </table:table-cell>
          <table:table-cell office:value-type="float" office:value="10.2027770625" calcext:value-type="float">
            <text:p>10.2027770625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591267" calcext:value-type="float">
            <text:p>6.591267</text:p>
          </table:table-cell>
          <table:table-cell office:value-type="float" office:value="10.26533365" calcext:value-type="float">
            <text:p>10.26533365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562987" calcext:value-type="float">
            <text:p>6.562987</text:p>
          </table:table-cell>
          <table:table-cell office:value-type="float" office:value="10.3282191875" calcext:value-type="float">
            <text:p>10.3282191875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533344" calcext:value-type="float">
            <text:p>6.533344</text:p>
          </table:table-cell>
          <table:table-cell office:value-type="float" office:value="10.391458225" calcext:value-type="float">
            <text:p>10.391458225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503393" calcext:value-type="float">
            <text:p>6.503393</text:p>
          </table:table-cell>
          <table:table-cell office:value-type="float" office:value="10.4550678" calcext:value-type="float">
            <text:p>10.4550678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474997" calcext:value-type="float">
            <text:p>6.474997</text:p>
          </table:table-cell>
          <table:table-cell office:value-type="float" office:value="10.5190517625" calcext:value-type="float">
            <text:p>10.5190517625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451501" calcext:value-type="float">
            <text:p>6.451501</text:p>
          </table:table-cell>
          <table:table-cell office:value-type="float" office:value="10.583390675" calcext:value-type="float">
            <text:p>10.583390675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438437" calcext:value-type="float">
            <text:p>6.438437</text:p>
          </table:table-cell>
          <table:table-cell office:value-type="float" office:value="10.6480232875" calcext:value-type="float">
            <text:p>10.6480232875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445875" calcext:value-type="float">
            <text:p>6.445875</text:p>
          </table:table-cell>
          <table:table-cell office:value-type="float" office:value="10.7128192" calcext:value-type="float">
            <text:p>10.7128192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519307" calcext:value-type="float">
            <text:p>6.519307</text:p>
          </table:table-cell>
          <table:table-cell office:value-type="float" office:value="10.7775221375" calcext:value-type="float">
            <text:p>10.7775221375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188256" calcext:value-type="float">
            <text:p>6.188256</text:p>
          </table:table-cell>
          <table:table-cell office:value-type="float" office:value="10.841307175" calcext:value-type="float">
            <text:p>10.841307175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387001" calcext:value-type="float">
            <text:p>6.387001</text:p>
          </table:table-cell>
          <table:table-cell office:value-type="float" office:value="10.90923035" calcext:value-type="float">
            <text:p>10.90923035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439631" calcext:value-type="float">
            <text:p>6.439631</text:p>
          </table:table-cell>
          <table:table-cell office:value-type="float" office:value="10.9746692125" calcext:value-type="float">
            <text:p>10.9746692125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472729" calcext:value-type="float">
            <text:p>6.472729</text:p>
          </table:table-cell>
          <table:table-cell office:value-type="float" office:value="11.0394502" calcext:value-type="float">
            <text:p>11.0394502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492761" calcext:value-type="float">
            <text:p>6.492761</text:p>
          </table:table-cell>
          <table:table-cell office:value-type="float" office:value="11.1038174625" calcext:value-type="float">
            <text:p>11.1038174625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503575" calcext:value-type="float">
            <text:p>6.503575</text:p>
          </table:table-cell>
          <table:table-cell office:value-type="float" office:value="11.167934325" calcext:value-type="float">
            <text:p>11.167934325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51195" calcext:value-type="float">
            <text:p>6.51195</text:p>
          </table:table-cell>
          <table:table-cell office:value-type="float" office:value="11.2319160125" calcext:value-type="float">
            <text:p>11.2319160125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525534" calcext:value-type="float">
            <text:p>6.525534</text:p>
          </table:table-cell>
          <table:table-cell office:value-type="float" office:value="11.2957930125" calcext:value-type="float">
            <text:p>11.2957930125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549255" calcext:value-type="float">
            <text:p>6.549255</text:p>
          </table:table-cell>
          <table:table-cell office:value-type="float" office:value="11.3595002125" calcext:value-type="float">
            <text:p>11.3595002125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583297" calcext:value-type="float">
            <text:p>6.583297</text:p>
          </table:table-cell>
          <table:table-cell office:value-type="float" office:value="11.4229109" calcext:value-type="float">
            <text:p>11.4229109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623915" calcext:value-type="float">
            <text:p>6.623915</text:p>
          </table:table-cell>
          <table:table-cell office:value-type="float" office:value="11.4858960625" calcext:value-type="float">
            <text:p>11.4858960625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666685" calcext:value-type="float">
            <text:p>6.666685</text:p>
          </table:table-cell>
          <table:table-cell office:value-type="float" office:value="11.5483735" calcext:value-type="float">
            <text:p>11.5483735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711651" calcext:value-type="float">
            <text:p>6.711651</text:p>
          </table:table-cell>
          <table:table-cell office:value-type="float" office:value="11.6103163125" calcext:value-type="float">
            <text:p>11.6103163125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771669" calcext:value-type="float">
            <text:p>6.771669</text:p>
          </table:table-cell>
          <table:table-cell office:value-type="float" office:value="11.67169705" calcext:value-type="float">
            <text:p>11.67169705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886708" calcext:value-type="float">
            <text:p>6.886708</text:p>
          </table:table-cell>
          <table:table-cell office:value-type="float" office:value="11.7323275625" calcext:value-type="float">
            <text:p>11.7323275625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.143437" calcext:value-type="float">
            <text:p>7.143437</text:p>
          </table:table-cell>
          <table:table-cell office:value-type="float" office:value="11.7915200875" calcext:value-type="float">
            <text:p>11.7915200875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.684087" calcext:value-type="float">
            <text:p>7.684087</text:p>
          </table:table-cell>
          <table:table-cell office:value-type="float" office:value="11.8475035" calcext:value-type="float">
            <text:p>11.8475035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8.669045" calcext:value-type="float">
            <text:p>8.669045</text:p>
          </table:table-cell>
          <table:table-cell office:value-type="float" office:value="11.8967287875" calcext:value-type="float">
            <text:p>11.8967287875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0.184001" calcext:value-type="float">
            <text:p>10.184001</text:p>
          </table:table-cell>
          <table:table-cell office:value-type="float" office:value="11.9336421" calcext:value-type="float">
            <text:p>11.9336421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2.159413" calcext:value-type="float">
            <text:p>12.159413</text:p>
          </table:table-cell>
          <table:table-cell office:value-type="float" office:value="11.9516184625" calcext:value-type="float">
            <text:p>11.9516184625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.36315" calcext:value-type="float">
            <text:p>14.36315</text:p>
          </table:table-cell>
          <table:table-cell office:value-type="float" office:value="11.944902175" calcext:value-type="float">
            <text:p>11.944902175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6.439632" calcext:value-type="float">
            <text:p>16.439632</text:p>
          </table:table-cell>
          <table:table-cell office:value-type="float" office:value="11.910639175" calcext:value-type="float">
            <text:p>11.910639175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7.944991" calcext:value-type="float">
            <text:p>17.944991</text:p>
          </table:table-cell>
          <table:table-cell office:value-type="float" office:value="11.85042015" calcext:value-type="float">
            <text:p>11.85042015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8.339067" calcext:value-type="float">
            <text:p>18.339067</text:p>
          </table:table-cell>
          <table:table-cell office:value-type="float" office:value="11.7713841375" calcext:value-type="float">
            <text:p>11.7713841375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6.847084" calcext:value-type="float">
            <text:p>16.847084</text:p>
          </table:table-cell>
          <table:table-cell office:value-type="float" office:value="11.687422175" calcext:value-type="float">
            <text:p>11.687422175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 office:value-type="float" office:value="11.62211" calcext:value-type="float">
            <text:p>11.62211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1.62211" calcext:value-type="float">
            <text:p>11.6221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2:54:18.346673259</dc:date>
    <meta:document-statistic meta:table-count="1" meta:cell-count="2885" meta:object-count="0"/>
    <meta:generator>LibreOffice/4.2.7.2$Linux_X86_64 LibreOffice_project/420m0$Build-2</meta:generator>
  </office:meta>
</office:document-meta>
</file>